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7in"/>
    </style:style>
    <style:style style:name="co2" style:family="table-column">
      <style:table-column-properties fo:break-before="auto" style:column-width="0.3228in"/>
    </style:style>
    <style:style style:name="co3" style:family="table-column">
      <style:table-column-properties fo:break-before="auto" style:column-width="2.0626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0"/>
    <style:style style:name="ce2" style:family="table-cell" style:parent-style-name="Default" style:data-style-name="N5104"/>
    <style:style style:name="ce3" style:family="table-cell" style:parent-style-name="Default" style:data-style-name="N70"/>
    <style:style style:name="ce4" style:family="table-cell" style:parent-style-name="Default" style:data-style-name="N116"/>
    <style:style style:name="ce5" style:family="table-cell" style:parent-style-name="Default" style:data-style-name="N5117"/>
  </office:automatic-styles>
  <office:body>
    <office:spreadsheet>
      <table:calculation-settings table:automatic-find-labels="false" table:use-regular-expressions="false"/>
      <table:table table:name="Card_Bo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Set</text:p>
          </table:table-cell>
          <table:table-cell office:value-type="string">
            <text:p>#</text:p>
          </table:table-cell>
          <table:table-cell office:value-type="string">
            <text:p>Primary Card Name</text:p>
          </table:table-cell>
          <table:table-cell office:value-type="string">
            <text:p>Occurence</text:p>
          </table:table-cell>
          <table:table-cell office:value-type="string">
            <text:p>Quantity</text:p>
          </table:table-cell>
          <table:table-cell office:value-type="string">
            <text:p>Est Value</text:p>
          </table:table-cell>
          <table:table-cell office:value-type="string">
            <text:p>Condition</text:p>
          </table:table-cell>
          <table:table-cell office:value-type="string">
            <text:p>Holo?</text:p>
          </table:table-cell>
          <table:table-cell office:value-type="string">
            <text:p>Subtotal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]*[.F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]*[.F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]*[.F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]*[.F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]*[.F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]*[.F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8]*[.F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]+1" office:value-type="float" office:value="8">
            <text:p>8</text:p>
          </table:table-cell>
          <table:table-cell office:value-type="string">
            <text:p>Machamp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7.99">
            <text:p>$7.99</text:p>
          </table:table-cell>
          <table:table-cell table:number-columns-repeated="2"/>
          <table:table-cell table:style-name="ce4" table:formula="of:=[.E9]*[.F9]" office:value-type="currency" office:currency="USD" office:value="7.99">
            <text:p>$7.9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]*[.F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]*[.F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1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]*[.F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2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]*[.F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3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4]*[.F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4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5]*[.F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5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]*[.F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Zapdo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3.5">
            <text:p>$3.50</text:p>
          </table:table-cell>
          <table:table-cell table:number-columns-repeated="2"/>
          <table:table-cell table:style-name="ce4" table:formula="of:=[.E17]*[.F17]" office:value-type="currency" office:currency="USD" office:value="3.5">
            <text:p>$3.5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7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]*[.F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8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]*[.F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9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0]*[.F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0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1]*[.F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1]+1" office:value-type="float" office:value="21">
            <text:p>21</text:p>
          </table:table-cell>
          <table:table-cell office:value-type="string">
            <text:p>Electrod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22]*[.F22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2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]*[.F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3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]*[.F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4]+1" office:value-type="float" office:value="24">
            <text:p>24</text:p>
          </table:table-cell>
          <table:table-cell office:value-type="string">
            <text:p>Charmeleon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25]*[.F25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5]+1" office:value-type="float" office:value="25">
            <text:p>25</text:p>
          </table:table-cell>
          <table:table-cell office:value-type="string">
            <text:p>Dewgong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2"/>
          <table:table-cell table:style-name="ce4" table:formula="of:=[.E26]*[.F26]" office:value-type="currency" office:currency="USD" office:value="1.09">
            <text:p>$1.0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6]+1" office:value-type="float" office:value="26">
            <text:p>26</text:p>
          </table:table-cell>
          <table:table-cell office:value-type="string">
            <text:p>Dratini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27]*[.F27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7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]*[.F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8]+1" office:value-type="float" office:value="28">
            <text:p>28</text:p>
          </table:table-cell>
          <table:table-cell office:value-type="string">
            <text:p>Growlithe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29]*[.F29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9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]*[.F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0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]*[.F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1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]*[.F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2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]*[.F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3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]*[.F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4]+1" office:value-type="float" office:value="34">
            <text:p>34</text:p>
          </table:table-cell>
          <table:table-cell office:value-type="string">
            <text:p>Machok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35]*[.F35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5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]*[.F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6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]*[.F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7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]*[.F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8]+1" office:value-type="float" office:value="38">
            <text:p>38</text:p>
          </table:table-cell>
          <table:table-cell office:value-type="string">
            <text:p>Poliwhir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39]*[.F39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9]+1" office:value-type="float" office:value="39">
            <text:p>39</text:p>
          </table:table-cell>
          <table:table-cell office:value-type="string">
            <text:p>Porygon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40]*[.F40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0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]*[.F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1]+1" office:value-type="float" office:value="41">
            <text:p>41</text:p>
          </table:table-cell>
          <table:table-cell office:value-type="string">
            <text:p>See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42]*[.F42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2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]*[.F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3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]*[.F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Bulbasaur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45]*[.F45]" office:value-type="currency" office:currency="USD" office:value="1.38">
            <text:p>$1.3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5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]*[.F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Charmander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47]*[.F47]" office:value-type="currency" office:currency="USD" office:value="3.45">
            <text:p>$3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7]+1" office:value-type="float" office:value="47">
            <text:p>47</text:p>
          </table:table-cell>
          <table:table-cell office:value-type="string">
            <text:p>Diglett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8]*[.F48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8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]*[.F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9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]*[.F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0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]*[.F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1]+1" office:value-type="float" office:value="51">
            <text:p>51</text:p>
          </table:table-cell>
          <table:table-cell office:value-type="string">
            <text:p>Koffing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52]*[.F52]" office:value-type="currency" office:currency="USD" office:value="3.92">
            <text:p>$3.9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2]+1" office:value-type="float" office:value="52">
            <text:p>52</text:p>
          </table:table-cell>
          <table:table-cell office:value-type="string">
            <text:p>Machop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53]*[.F53]" office:value-type="currency" office:currency="USD" office:value="2.34">
            <text:p>$2.3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3]+1" office:value-type="float" office:value="53">
            <text:p>53</text:p>
          </table:table-cell>
          <table:table-cell office:value-type="string">
            <text:p>Magnemit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table:number-columns-repeated="2"/>
          <table:table-cell table:style-name="ce4" table:formula="of:=[.E54]*[.F54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4]+1" office:value-type="float" office:value="54">
            <text:p>54</text:p>
          </table:table-cell>
          <table:table-cell office:value-type="string">
            <text:p>Onix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55]*[.F55]" office:value-type="currency" office:currency="USD" office:value="1.95">
            <text:p>$1.9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5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]*[.F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6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]*[.F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7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]*[.F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8]+1" office:value-type="float" office:value="58">
            <text:p>58</text:p>
          </table:table-cell>
          <table:table-cell office:value-type="string">
            <text:p>Pikachu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8.99">
            <text:p>$8.99</text:p>
          </table:table-cell>
          <table:table-cell table:number-columns-repeated="2"/>
          <table:table-cell table:style-name="ce4" table:formula="of:=[.E59]*[.F59]" office:value-type="currency" office:currency="USD" office:value="8.99">
            <text:p>$8.9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9]+1" office:value-type="float" office:value="59">
            <text:p>59</text:p>
          </table:table-cell>
          <table:table-cell office:value-type="string">
            <text:p>Poliwag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5">
            <text:p>$0.35</text:p>
          </table:table-cell>
          <table:table-cell table:number-columns-repeated="2"/>
          <table:table-cell table:style-name="ce4" table:formula="of:=[.E60]*[.F60]" office:value-type="currency" office:currency="USD" office:value="0.7">
            <text:p>$0.7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0]+1" office:value-type="float" office:value="60">
            <text:p>60</text:p>
          </table:table-cell>
          <table:table-cell office:value-type="string">
            <text:p>Ponyta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61]*[.F61]" office:value-type="currency" office:currency="USD" office:value="3.12">
            <text:p>$3.1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1]+1" office:value-type="float" office:value="61">
            <text:p>61</text:p>
          </table:table-cell>
          <table:table-cell office:value-type="string">
            <text:p>Rattat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62]*[.F62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2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]*[.F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3]+1" office:value-type="float" office:value="63">
            <text:p>63</text:p>
          </table:table-cell>
          <table:table-cell office:value-type="string">
            <text:p>Squirtl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64]*[.F64]" office:value-type="currency" office:currency="USD" office:value="1.18">
            <text:p>$1.1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4]+1" office:value-type="float" office:value="64">
            <text:p>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]*[.F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5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]*[.F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6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]*[.F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7]+1" office:value-type="float" office:value="67">
            <text:p>67</text:p>
          </table:table-cell>
          <table:table-cell office:value-type="string">
            <text:p>Voltorb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68]*[.F68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8]+1" office:value-type="float" office:value="68">
            <text:p>68</text:p>
          </table:table-cell>
          <table:table-cell office:value-type="string">
            <text:p>Vuplix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69]*[.F69]" office:value-type="currency" office:currency="USD" office:value="2.07">
            <text:p>$2.0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9]+1" office:value-type="float" office:value="69">
            <text:p>69</text:p>
          </table:table-cell>
          <table:table-cell office:value-type="string">
            <text:p>Weedl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70]*[.F70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0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]*[.F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1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]*[.F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2]+1" office:value-type="float" office:value="72">
            <text:p>7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]*[.F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3]+1" office:value-type="float" office:value="73">
            <text:p>73</text:p>
          </table:table-cell>
          <table:table-cell office:value-type="string">
            <text:p>Imposter Professor Oak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74]*[.F74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4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]*[.F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5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]*[.F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6]+1" office:value-type="float" office:value="76">
            <text:p>76</text:p>
          </table:table-cell>
          <table:table-cell office:value-type="string">
            <text:p>Pokemon Breed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2"/>
          <table:table-cell table:style-name="ce4" table:formula="of:=[.E77]*[.F77]" office:value-type="currency" office:currency="USD" office:value="1.09">
            <text:p>$1.0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7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]*[.F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8]+1" office:value-type="float" office:value="78">
            <text:p>7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9]*[.F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9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80]*[.F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0]+1" office:value-type="float" office:value="80">
            <text:p>80</text:p>
          </table:table-cell>
          <table:table-cell office:value-type="string">
            <text:p>Defende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81]*[.F81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1]+1" office:value-type="float" office:value="81">
            <text:p>81</text:p>
          </table:table-cell>
          <table:table-cell office:value-type="string">
            <text:p>Energy Retrieva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82]*[.F82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2]+1" office:value-type="float" office:value="82">
            <text:p>82</text:p>
          </table:table-cell>
          <table:table-cell office:value-type="string">
            <text:p>Full Hea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83]*[.F83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3]+1" office:value-type="float" office:value="83">
            <text:p>83</text:p>
          </table:table-cell>
          <table:table-cell office:value-type="string">
            <text:p>Maintenance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84]*[.F8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4]+1" office:value-type="float" office:value="84">
            <text:p>8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85]*[.F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5]+1" office:value-type="float" office:value="85">
            <text:p>85</text:p>
          </table:table-cell>
          <table:table-cell office:value-type="string">
            <text:p>Pokemon Cente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86]*[.F86]" office:value-type="currency" office:currency="USD" office:value="0.69">
            <text:p>$0.6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6]+1" office:value-type="float" office:value="86">
            <text:p>86</text:p>
          </table:table-cell>
          <table:table-cell office:value-type="string">
            <text:p>Pokemon Flute</text:p>
          </table:table-cell>
          <table:table-cell table:style-name="ce1"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87]*[.F87]" office:value-type="currency" office:currency="USD" office:value="0.69">
            <text:p>$0.6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7]+1" office:value-type="float" office:value="87">
            <text:p>87</text:p>
          </table:table-cell>
          <table:table-cell office:value-type="string">
            <text:p>Pokedex</text:p>
          </table:table-cell>
          <table:table-cell table:style-name="ce1"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88]*[.F88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8]+1" office:value-type="float" office:value="88">
            <text:p>88</text:p>
          </table:table-cell>
          <table:table-cell office:value-type="string">
            <text:p>Professor Oak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1.09">
            <text:p>$1.09</text:p>
          </table:table-cell>
          <table:table-cell table:number-columns-repeated="2"/>
          <table:table-cell table:style-name="ce4" table:formula="of:=[.E89]*[.F89]" office:value-type="currency" office:currency="USD" office:value="4.36">
            <text:p>$4.3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9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90]*[.F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0]+1" office:value-type="float" office:value="90">
            <text:p>90</text:p>
          </table:table-cell>
          <table:table-cell office:value-type="string">
            <text:p>Super Potion</text:p>
          </table:table-cell>
          <table:table-cell office:value-type="string">
            <text:p>Uncommon</text:p>
          </table:table-cell>
          <table:table-cell office:value-type="float" office:value="9">
            <text:p>9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91]*[.F91]" office:value-type="currency" office:currency="USD" office:value="3.51">
            <text:p>$3.5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1]+1" office:value-type="float" office:value="91">
            <text:p>91</text:p>
          </table:table-cell>
          <table:table-cell office:value-type="string">
            <text:p>Bill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92]*[.F92]" office:value-type="currency" office:currency="USD" office:value="3.54">
            <text:p>$3.5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2]+1" office:value-type="float" office:value="92">
            <text:p>92</text:p>
          </table:table-cell>
          <table:table-cell office:value-type="string">
            <text:p>Engery Remov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99">
            <text:p>$0.99</text:p>
          </table:table-cell>
          <table:table-cell table:number-columns-repeated="2"/>
          <table:table-cell table:style-name="ce4" table:formula="of:=[.E93]*[.F93]" office:value-type="currency" office:currency="USD" office:value="2.97">
            <text:p>$2.9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3]+1" office:value-type="float" office:value="93">
            <text:p>93</text:p>
          </table:table-cell>
          <table:table-cell office:value-type="string">
            <text:p>Gust of Wind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94]*[.F94]" office:value-type="currency" office:currency="USD" office:value="2.73">
            <text:p>$2.73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4]+1" office:value-type="float" office:value="94">
            <text:p>94</text:p>
          </table:table-cell>
          <table:table-cell office:value-type="string">
            <text:p>Potion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95]*[.F95]" office:value-type="currency" office:currency="USD" office:value="3.12">
            <text:p>$3.1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5]+1" office:value-type="float" office:value="95">
            <text:p>95</text:p>
          </table:table-cell>
          <table:table-cell office:value-type="string">
            <text:p>Switch</text:p>
          </table:table-cell>
          <table:table-cell office:value-type="string">
            <text:p>Common</text:p>
          </table:table-cell>
          <table:table-cell office:value-type="float" office:value="10">
            <text:p>10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96]*[.F96]" office:value-type="currency" office:currency="USD" office:value="7.9">
            <text:p>$7.9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6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97]*[.F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7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98]*[.F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8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99]*[.F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9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0]*[.F1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0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1]*[.F1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1]+1" office:value-type="float" office:value="101">
            <text:p>10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2]*[.F1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2]+1" office:value-type="float" office:value="102">
            <text:p>10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]*[.F1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]*[.F1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4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]*[.F1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5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]*[.F1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6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]*[.F1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7]+1" office:value-type="float" office:value="5">
            <text:p>5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108]*[.F1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8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]*[.F1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09]+1" office:value-type="float" office:value="7">
            <text:p>7</text:p>
          </table:table-cell>
          <table:table-cell office:value-type="string">
            <text:p>Nidoquee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table:number-columns-repeated="2"/>
          <table:table-cell table:style-name="ce4" table:formula="of:=[.E110]*[.F110]" office:value-type="currency" office:currency="USD" office:value="0.99">
            <text:p>$0.9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0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]*[.F1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1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]*[.F1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2]+1" office:value-type="float" office:value="10">
            <text:p>10</text:p>
          </table:table-cell>
          <table:table-cell office:value-type="string">
            <text:p>Scyth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table:number-columns-repeated="2"/>
          <table:table-cell table:style-name="ce4" table:formula="of:=[.E113]*[.F113]" office:value-type="currency" office:currency="USD" office:value="1.49">
            <text:p>$1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3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]*[.F1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4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]*[.F1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5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]*[.F1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6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]*[.F1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7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]*[.F1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8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]*[.F1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19]+1" office:value-type="float" office:value="17">
            <text:p>17</text:p>
          </table:table-cell>
          <table:table-cell office:value-type="string">
            <text:p>Clefab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2"/>
          <table:table-cell table:style-name="ce4" table:formula="of:=[.E120]*[.F120]" office:value-type="currency" office:currency="USD" office:value="1.09">
            <text:p>$1.0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0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]*[.F1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1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]*[.F1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2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]*[.F1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3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]*[.F1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4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]*[.F1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5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6]*[.F1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6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7]*[.F1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7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8]*[.F1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8]+1" office:value-type="float" office:value="26">
            <text:p>26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129]*[.F1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29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0]*[.F1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0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1]*[.F1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1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2]*[.F1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2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3]*[.F1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3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4]*[.F1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4]+1" office:value-type="float" office:value="32">
            <text:p>32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135]*[.F1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5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36]*[.F1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6]+1" office:value-type="float" office:value="34">
            <text:p>34</text:p>
          </table:table-cell>
          <table:table-cell office:value-type="string">
            <text:p>Dodrio</text:p>
          </table:table-cell>
          <table:table-cell table:style-name="ce1"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37]*[.F137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7]+1" office:value-type="float" office:value="35">
            <text:p>35</text:p>
          </table:table-cell>
          <table:table-cell office:value-type="string">
            <text:p>Exeggutor</text:p>
          </table:table-cell>
          <table:table-cell table:style-name="ce1"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38]*[.F13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8]+1" office:value-type="float" office:value="36">
            <text:p>36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139]*[.F1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39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40]*[.F1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0]+1" office:value-type="float" office:value="38">
            <text:p>38</text:p>
          </table:table-cell>
          <table:table-cell office:value-type="string">
            <text:p>Lickitung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141]*[.F141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1]+1" office:value-type="float" office:value="39">
            <text:p>39</text:p>
          </table:table-cell>
          <table:table-cell office:value-type="string">
            <text:p>Marowak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142]*[.F142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2]+1" office:value-type="float" office:value="40">
            <text:p>40</text:p>
          </table:table-cell>
          <table:table-cell office:value-type="string">
            <text:p>Nidorina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43]*[.F143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3]+1" office:value-type="float" office:value="41">
            <text:p>41</text:p>
          </table:table-cell>
          <table:table-cell office:value-type="string">
            <text:p>Parasect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44]*[.F14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4]+1" office:value-type="float" office:value="42">
            <text:p>42</text:p>
          </table:table-cell>
          <table:table-cell office:value-type="string">
            <text:p>Persian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145]*[.F145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5]+1" office:value-type="float" office:value="43">
            <text:p>43</text:p>
          </table:table-cell>
          <table:table-cell office:value-type="string">
            <text:p>Primeape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146]*[.F146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6]+1" office:value-type="float" office:value="44">
            <text:p>44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147]*[.F1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7]+1" office:value-type="float" office:value="45">
            <text:p>45</text:p>
          </table:table-cell>
          <table:table-cell office:value-type="string">
            <text:p>Rhydon</text:p>
          </table:table-cell>
          <table:table-cell table:style-name="ce1"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48]*[.F14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8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49]*[.F1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49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50]*[.F1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0]+1" office:value-type="float" office:value="48">
            <text:p>48</text:p>
          </table:table-cell>
          <table:table-cell office:value-type="string">
            <text:p>Weepingbel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51]*[.F151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1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52]*[.F1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2]+1" office:value-type="float" office:value="50">
            <text:p>50</text:p>
          </table:table-cell>
          <table:table-cell office:value-type="string">
            <text:p>Cubon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3]*[.F153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3]+1" office:value-type="float" office:value="51">
            <text:p>51</text:p>
          </table:table-cell>
          <table:table-cell office:value-type="string">
            <text:p>Eevee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4]*[.F154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4]+1" office:value-type="float" office:value="52">
            <text:p>52</text:p>
          </table:table-cell>
          <table:table-cell office:value-type="string">
            <text:p>Exeggcut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5]*[.F155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5]+1" office:value-type="float" office:value="53">
            <text:p>53</text:p>
          </table:table-cell>
          <table:table-cell office:value-type="string">
            <text:p>Goldeen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6]*[.F156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6]+1" office:value-type="float" office:value="54">
            <text:p>54</text:p>
          </table:table-cell>
          <table:table-cell office:value-type="string">
            <text:p>Jigglypuff</text:p>
          </table:table-cell>
          <table:table-cell table:style-name="ce1"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7]*[.F157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7]+1" office:value-type="float" office:value="55">
            <text:p>55</text:p>
          </table:table-cell>
          <table:table-cell office:value-type="string">
            <text:p>Mankey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8]*[.F158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8]+1" office:value-type="float" office:value="56">
            <text:p>56</text:p>
          </table:table-cell>
          <table:table-cell office:value-type="string">
            <text:p>Meowth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59]*[.F159]" office:value-type="currency" office:currency="USD" office:value="1.95">
            <text:p>$1.95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59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0]*[.F1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0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1]*[.F1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1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2]*[.F1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2]+1" office:value-type="float" office:value="60">
            <text:p>60</text:p>
          </table:table-cell>
          <table:table-cell office:value-type="string">
            <text:p>Pikachu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63]*[.F163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3]+1" office:value-type="float" office:value="61">
            <text:p>61</text:p>
          </table:table-cell>
          <table:table-cell office:value-type="string">
            <text:p>Rhyhorn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64]*[.F164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4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5]*[.F1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5]+1" office:value-type="float" office:value="63">
            <text:p>63</text:p>
          </table:table-cell>
          <table:table-cell office:value-type="string">
            <text:p>Venonat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66]*[.F166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Jungle</text:p>
          </table:table-cell>
          <table:table-cell table:formula="of:=[.B166]+1" office:value-type="float" office:value="64">
            <text:p>64</text:p>
          </table:table-cell>
          <table:table-cell office:value-type="string">
            <text:p>Poke Bal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67]*[.F167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8]*[.F1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68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69]*[.F1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69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0]*[.F1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0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1]*[.F1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1]+1" office:value-type="float" office:value="5">
            <text:p>5</text:p>
          </table:table-cell>
          <table:table-cell office:value-type="string">
            <text:p>Genga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4.39">
            <text:p>$4.39</text:p>
          </table:table-cell>
          <table:table-cell table:number-columns-repeated="2"/>
          <table:table-cell table:style-name="ce4" table:formula="of:=[.E172]*[.F172]" office:value-type="currency" office:currency="USD" office:value="4.39">
            <text:p>$4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2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3]*[.F1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3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4]*[.F1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4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5]*[.F1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5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6]*[.F1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6]+1" office:value-type="float" office:value="10">
            <text:p>10</text:p>
          </table:table-cell>
          <table:table-cell office:value-type="string">
            <text:p>Lapra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77]*[.F177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7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8]*[.F1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8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79]*[.F1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79]+1" office:value-type="float" office:value="13">
            <text:p>13</text:p>
          </table:table-cell>
          <table:table-cell office:value-type="string">
            <text:p>Muk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80]*[.F180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0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1]*[.F1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1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2]*[.F1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2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3]*[.F1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3]+1" office:value-type="float" office:value="17">
            <text:p>17</text:p>
          </table:table-cell>
          <table:table-cell office:value-type="string">
            <text:p>Articuno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table:style-name="ce1" office:value-type="float" office:value="4.29">
            <text:p>4.29</text:p>
          </table:table-cell>
          <table:table-cell table:number-columns-repeated="2"/>
          <table:table-cell table:style-name="ce4" table:formula="of:=[.E184]*[.F184]" office:value-type="currency" office:currency="USD" office:value="4.29">
            <text:p>$4.2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4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5]*[.F1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5]+1" office:value-type="float" office:value="19">
            <text:p>19</text:p>
          </table:table-cell>
          <table:table-cell office:value-type="string">
            <text:p>Dragonit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19">
            <text:p>$1.19</text:p>
          </table:table-cell>
          <table:table-cell table:number-columns-repeated="2"/>
          <table:table-cell table:style-name="ce4" table:formula="of:=[.E186]*[.F186]" office:value-type="currency" office:currency="USD" office:value="1.19">
            <text:p>$1.1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6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7]*[.F1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7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8]*[.F1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8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89]*[.F1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89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0]*[.F1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0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1]*[.F1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1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2]*[.F1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2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3]*[.F1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3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4]*[.F1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4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5]*[.F1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5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6]*[.F1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6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7]*[.F1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7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98]*[.F1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8]+1" office:value-type="float" office:value="32">
            <text:p>32</text:p>
          </table:table-cell>
          <table:table-cell office:value-type="string">
            <text:p>Cloyste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199]*[.F199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199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00]*[.F2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0]+1" office:value-type="float" office:value="34">
            <text:p>34</text:p>
          </table:table-cell>
          <table:table-cell office:value-type="string">
            <text:p>Golbat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201]*[.F201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1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02]*[.F2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2]+1" office:value-type="float" office:value="36">
            <text:p>36</text:p>
          </table:table-cell>
          <table:table-cell office:value-type="string">
            <text:p>Golem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203]*[.F203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3]+1" office:value-type="float" office:value="37">
            <text:p>37</text:p>
          </table:table-cell>
          <table:table-cell office:value-type="string">
            <text:p>Gravele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204]*[.F20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4]+1" office:value-type="float" office:value="38">
            <text:p>38</text:p>
          </table:table-cell>
          <table:table-cell office:value-type="string">
            <text:p>Kingler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205]*[.F205]" office:value-type="currency" office:currency="USD" office:value="1.18">
            <text:p>$1.18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5]+1" office:value-type="float" office:value="39">
            <text:p>39</text:p>
          </table:table-cell>
          <table:table-cell office:value-type="string">
            <text:p>Magmar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06]*[.F206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6]+1" office:value-type="float" office:value="40">
            <text:p>40</text:p>
          </table:table-cell>
          <table:table-cell office:value-type="string">
            <text:p>Omasta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207]*[.F207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7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08]*[.F2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8]+1" office:value-type="float" office:value="42">
            <text:p>42</text:p>
          </table:table-cell>
          <table:table-cell office:value-type="string">
            <text:p>Seadra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09]*[.F209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09]+1" office:value-type="float" office:value="43">
            <text:p>43</text:p>
          </table:table-cell>
          <table:table-cell office:value-type="string">
            <text:p>Slowbro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210]*[.F210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0]+1" office:value-type="float" office:value="44">
            <text:p>44</text:p>
          </table:table-cell>
          <table:table-cell office:value-type="string">
            <text:p>Tentacrue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79">
            <text:p>$0.79</text:p>
          </table:table-cell>
          <table:table-cell table:number-columns-repeated="2"/>
          <table:table-cell table:style-name="ce4" table:formula="of:=[.E211]*[.F211]" office:value-type="currency" office:currency="USD" office:value="0.7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1]+1" office:value-type="float" office:value="45">
            <text:p>45</text:p>
          </table:table-cell>
          <table:table-cell office:value-type="string">
            <text:p>Weezing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69">
            <text:p>$0.69</text:p>
          </table:table-cell>
          <table:table-cell table:number-columns-repeated="2"/>
          <table:table-cell table:style-name="ce4" table:formula="of:=[.E212]*[.F212]" office:value-type="currency" office:currency="USD" office:value="0.69">
            <text:p>$0.6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2]+1" office:value-type="float" office:value="46">
            <text:p>46</text:p>
          </table:table-cell>
          <table:table-cell office:value-type="string">
            <text:p>Ekans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213]*[.F21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3]+1" office:value-type="float" office:value="47">
            <text:p>47</text:p>
          </table:table-cell>
          <table:table-cell office:value-type="string">
            <text:p>Geodude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14]*[.F214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4]+1" office:value-type="float" office:value="48">
            <text:p>48</text:p>
          </table:table-cell>
          <table:table-cell office:value-type="string">
            <text:p>Grimer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215]*[.F215]" office:value-type="currency" office:currency="USD" office:value="2.94">
            <text:p>$2.94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5]+1" office:value-type="float" office:value="49">
            <text:p>49</text:p>
          </table:table-cell>
          <table:table-cell office:value-type="string">
            <text:p>Horsea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16]*[.F216]" office:value-type="currency" office:currency="USD" office:value="2.34">
            <text:p>$2.34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6]+1" office:value-type="float" office:value="50">
            <text:p>50</text:p>
          </table:table-cell>
          <table:table-cell office:value-type="string">
            <text:p>Kabuto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17]*[.F217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7]+1" office:value-type="float" office:value="51">
            <text:p>51</text:p>
          </table:table-cell>
          <table:table-cell office:value-type="string">
            <text:p>Krabby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18]*[.F218]" office:value-type="currency" office:currency="USD" office:value="2.73">
            <text:p>$2.73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8]+1" office:value-type="float" office:value="52">
            <text:p>52</text:p>
          </table:table-cell>
          <table:table-cell office:value-type="string">
            <text:p>Omanyt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19]*[.F219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19]+1" office:value-type="float" office:value="53">
            <text:p>53</text:p>
          </table:table-cell>
          <table:table-cell office:value-type="string">
            <text:p>Psyduck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220]*[.F220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0]+1" office:value-type="float" office:value="54">
            <text:p>54</text:p>
          </table:table-cell>
          <table:table-cell office:value-type="string">
            <text:p>Shellder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1]*[.F221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1]+1" office:value-type="float" office:value="55">
            <text:p>55</text:p>
          </table:table-cell>
          <table:table-cell office:value-type="string">
            <text:p>Slowpok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2]*[.F222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2]+1" office:value-type="float" office:value="56">
            <text:p>56</text:p>
          </table:table-cell>
          <table:table-cell/>
          <table:table-cell table:style-name="ce1"/>
          <table:table-cell table:number-columns-repeated="2"/>
          <table:table-cell table:number-columns-repeated="2"/>
          <table:table-cell table:style-name="ce4" table:formula="of:=[.E223]*[.F2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3]+1" office:value-type="float" office:value="57">
            <text:p>57</text:p>
          </table:table-cell>
          <table:table-cell office:value-type="string">
            <text:p>Zubat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4]*[.F224]" office:value-type="currency" office:currency="USD" office:value="1.95">
            <text:p>$1.95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4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25]*[.F2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5]+1" office:value-type="float" office:value="59">
            <text:p>59</text:p>
          </table:table-cell>
          <table:table-cell office:value-type="string">
            <text:p>Energy Search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6]*[.F226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6]+1" office:value-type="float" office:value="60">
            <text:p>60</text:p>
          </table:table-cell>
          <table:table-cell office:value-type="string">
            <text:p>Gambler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7]*[.F227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7]+1" office:value-type="float" office:value="61">
            <text:p>61</text:p>
          </table:table-cell>
          <table:table-cell office:value-type="string">
            <text:p>Recycl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8]*[.F228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Fossil</text:p>
          </table:table-cell>
          <table:table-cell table:formula="of:=[.B228]+1" office:value-type="float" office:value="62">
            <text:p>62</text:p>
          </table:table-cell>
          <table:table-cell office:value-type="string">
            <text:p>Mysterious Fossi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29]*[.F229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0]*[.F2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0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1]*[.F2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1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2]*[.F2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2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3]*[.F2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3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4]*[.F2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4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5]*[.F2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5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6]*[.F2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6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7]*[.F2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7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8]*[.F2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8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39]*[.F2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39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0]*[.F2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0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1]*[.F2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1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2]*[.F2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2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3]*[.F2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3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4]*[.F2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4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5]*[.F2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5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6]*[.F2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6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7]*[.F2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7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8]*[.F2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8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49]*[.F2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49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0]*[.F2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0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1]*[.F2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1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2]*[.F2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2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3]*[.F2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3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4]*[.F2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4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5]*[.F2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5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6]*[.F2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6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7]*[.F2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7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8]*[.F2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8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59]*[.F2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59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0]*[.F2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0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1]*[.F2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1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2]*[.F2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2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3]*[.F2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3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4]*[.F2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4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5]*[.F2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5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6]*[.F2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6]+1" office:value-type="float" office:value="38">
            <text:p>3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7]*[.F2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7]+1" office:value-type="float" office:value="39">
            <text:p>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8]*[.F2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8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69]*[.F2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69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0]*[.F2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0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1]*[.F2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1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2]*[.F2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2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3]*[.F2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3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4]*[.F2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4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5]*[.F2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5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6]*[.F2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6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7]*[.F2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7]+1" office:value-type="float" office:value="49">
            <text:p>49</text:p>
          </table:table-cell>
          <table:table-cell office:value-type="string">
            <text:p>Machok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78]*[.F278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8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79]*[.F2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79]+1" office:value-type="float" office:value="51">
            <text:p>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0]*[.F2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0]+1" office:value-type="float" office:value="52">
            <text:p>5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1]*[.F2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1]+1" office:value-type="float" office:value="53">
            <text:p>53</text:p>
          </table:table-cell>
          <table:table-cell office:value-type="string">
            <text:p>Nidorina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82]*[.F282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2]+1" office:value-type="float" office:value="54">
            <text:p>5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3]*[.F2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3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4]*[.F2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4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5]*[.F2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5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6]*[.F2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6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7]*[.F2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7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8]*[.F2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8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89]*[.F2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89]+1" office:value-type="float" office:value="61">
            <text:p>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0]*[.F2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0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1]*[.F2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1]+1" office:value-type="float" office:value="63">
            <text:p>6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2]*[.F2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2]+1" office:value-type="float" office:value="64">
            <text:p>64</text:p>
          </table:table-cell>
          <table:table-cell office:value-type="string">
            <text:p>Weepingbel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293]*[.F293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3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4]*[.F2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4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5]*[.F2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5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6]*[.F2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6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7]*[.F2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7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8]*[.F2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8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299]*[.F2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299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0]*[.F3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0]+1" office:value-type="float" office:value="72">
            <text:p>7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1]*[.F3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1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2]*[.F3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2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3]*[.F3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3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4]*[.F3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4]+1" office:value-type="float" office:value="76">
            <text:p>7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5]*[.F3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5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6]*[.F3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6]+1" office:value-type="float" office:value="78">
            <text:p>78</text:p>
          </table:table-cell>
          <table:table-cell office:value-type="string">
            <text:p>Machop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07]*[.F307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7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8]*[.F3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8]+1" office:value-type="float" office:value="80">
            <text:p>8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09]*[.F3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09]+1" office:value-type="float" office:value="81">
            <text:p>8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0]*[.F3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0]+1" office:value-type="float" office:value="82">
            <text:p>82</text:p>
          </table:table-cell>
          <table:table-cell office:value-type="string">
            <text:p>Nidoran Female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11]*[.F311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1]+1" office:value-type="float" office:value="83">
            <text:p>83</text:p>
          </table:table-cell>
          <table:table-cell office:value-type="string">
            <text:p>Nidoran Mal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12]*[.F312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2]+1" office:value-type="float" office:value="84">
            <text:p>8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3]*[.F3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3]+1" office:value-type="float" office:value="85">
            <text:p>8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4]*[.F3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4]+1" office:value-type="float" office:value="86">
            <text:p>8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5]*[.F3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5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6]*[.F3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6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7]*[.F3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7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8]*[.F3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8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19]*[.F3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19]+1" office:value-type="float" office:value="91">
            <text:p>91</text:p>
          </table:table-cell>
          <table:table-cell office:value-type="string">
            <text:p>Sandshrew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20]*[.F320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0]+1" office:value-type="float" office:value="92">
            <text:p>9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1]*[.F3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1]+1" office:value-type="float" office:value="93">
            <text:p>9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2]*[.F3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2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3]*[.F3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3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4]*[.F3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4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5]*[.F3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5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6]*[.F3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6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7]*[.F3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7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8]*[.F3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8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29]*[.F3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29]+1" office:value-type="float" office:value="101">
            <text:p>10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0]*[.F3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0]+1" office:value-type="float" office:value="102">
            <text:p>10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1]*[.F3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1]+1" office:value-type="float" office:value="103">
            <text:p>10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2]*[.F3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2]+1" office:value-type="float" office:value="104">
            <text:p>10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3]*[.F3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3]+1" office:value-type="float" office:value="105">
            <text:p>10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4]*[.F3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4]+1" office:value-type="float" office:value="106">
            <text:p>10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5]*[.F3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5]+1" office:value-type="float" office:value="107">
            <text:p>10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6]*[.F3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6]+1" office:value-type="float" office:value="108">
            <text:p>108</text:p>
          </table:table-cell>
          <table:table-cell office:value-type="string">
            <text:p>Super Energy Removal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337]*[.F337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7]+1" office:value-type="float" office:value="109">
            <text:p>10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8]*[.F3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8]+1" office:value-type="float" office:value="110">
            <text:p>1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39]*[.F3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39]+1" office:value-type="float" office:value="111">
            <text:p>1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0]*[.F3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0]+1" office:value-type="float" office:value="112">
            <text:p>1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1]*[.F3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1]+1" office:value-type="float" office:value="113">
            <text:p>113</text:p>
          </table:table-cell>
          <table:table-cell office:value-type="string">
            <text:p>PlusPower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342]*[.F342]" office:value-type="currency" office:currency="USD" office:value="1.18">
            <text:p>$1.18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2]+1" office:value-type="float" office:value="114">
            <text:p>1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3]*[.F3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3]+1" office:value-type="float" office:value="115">
            <text:p>1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4]*[.F3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4]+1" office:value-type="float" office:value="116">
            <text:p>1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5]*[.F3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5]+1" office:value-type="float" office:value="117">
            <text:p>117</text:p>
          </table:table-cell>
          <table:table-cell office:value-type="string">
            <text:p>Super Potion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46]*[.F346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6]+1" office:value-type="float" office:value="118">
            <text:p>1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47]*[.F3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7]+1" office:value-type="float" office:value="119">
            <text:p>119</text:p>
          </table:table-cell>
          <table:table-cell office:value-type="string">
            <text:p>Energy Remov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348]*[.F348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8]+1" office:value-type="float" office:value="120">
            <text:p>120</text:p>
          </table:table-cell>
          <table:table-cell office:value-type="string">
            <text:p>Gust of Wind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49]*[.F349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49]+1" office:value-type="float" office:value="121">
            <text:p>121</text:p>
          </table:table-cell>
          <table:table-cell office:value-type="string">
            <text:p>Potion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50]*[.F350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0]+1" office:value-type="float" office:value="122">
            <text:p>1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1]*[.F3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1]+1" office:value-type="float" office:value="123">
            <text:p>1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2]*[.F3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2]+1" office:value-type="float" office:value="124">
            <text:p>1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3]*[.F3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3]+1" office:value-type="float" office:value="125">
            <text:p>1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4]*[.F3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4]+1" office:value-type="float" office:value="126">
            <text:p>1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5]*[.F3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5]+1" office:value-type="float" office:value="127">
            <text:p>1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6]*[.F3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6]+1" office:value-type="float" office:value="128">
            <text:p>1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7]*[.F3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7]+1" office:value-type="float" office:value="129">
            <text:p>1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8]*[.F3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 2</text:p>
          </table:table-cell>
          <table:table-cell table:formula="of:=[.B358]+1" office:value-type="float" office:value="130">
            <text:p>1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59]*[.F3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0]*[.F3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0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1]*[.F3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1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2]*[.F3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2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3]*[.F3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3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4]*[.F3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4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5]*[.F3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5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6]*[.F3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6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7]*[.F3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7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8]*[.F3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8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69]*[.F3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69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0]*[.F3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0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1]*[.F3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1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2]*[.F3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2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3]*[.F3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3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4]*[.F3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4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5]*[.F3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5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6]*[.F3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6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7]*[.F3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7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8]*[.F3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8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79]*[.F3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79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0]*[.F3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0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1]*[.F3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1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2]*[.F3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2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3]*[.F3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3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4]*[.F3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4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5]*[.F3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5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6]*[.F3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6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7]*[.F3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7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8]*[.F3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8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89]*[.F3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89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0]*[.F3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0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1]*[.F3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1]+1" office:value-type="float" office:value="33">
            <text:p>33</text:p>
          </table:table-cell>
          <table:table-cell office:value-type="string">
            <text:p>Alakazam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392]*[.F392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2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3]*[.F3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3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4]*[.F3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4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5]*[.F3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5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6]*[.F3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6]+1" office:value-type="float" office:value="38">
            <text:p>3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7]*[.F3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7]+1" office:value-type="float" office:value="39">
            <text:p>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8]*[.F3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8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399]*[.F3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399]+1" office:value-type="float" office:value="41">
            <text:p>41</text:p>
          </table:table-cell>
          <table:table-cell office:value-type="string">
            <text:p>Clefab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00]*[.F400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0]+1" office:value-type="float" office:value="42">
            <text:p>42</text:p>
          </table:table-cell>
          <table:table-cell office:value-type="string">
            <text:p>Clefab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69">
            <text:p>$2.69</text:p>
          </table:table-cell>
          <table:table-cell/>
          <table:table-cell office:value-type="string">
            <text:p>Yes</text:p>
          </table:table-cell>
          <table:table-cell table:style-name="ce4" table:formula="of:=[.E401]*[.F401]" office:value-type="currency" office:currency="USD" office:value="2.69">
            <text:p>$2.69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0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2]*[.F4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2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3]*[.F4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3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4]*[.F4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4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5]*[.F4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5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6]*[.F4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6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7]*[.F4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7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8]*[.F4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8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09]*[.F4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09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0]*[.F4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0]+1" office:value-type="float" office:value="51">
            <text:p>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1]*[.F4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1]+1" office:value-type="float" office:value="52">
            <text:p>5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2]*[.F4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2]+1" office:value-type="float" office:value="53">
            <text:p>5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3]*[.F4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3]+1" office:value-type="float" office:value="54">
            <text:p>5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4]*[.F4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4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5]*[.F4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5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6]*[.F4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6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7]*[.F4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7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8]*[.F4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8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19]*[.F4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19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0]*[.F4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0]+1" office:value-type="float" office:value="61">
            <text:p>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1]*[.F4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1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2]*[.F4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2]+1" office:value-type="float" office:value="63">
            <text:p>6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3]*[.F4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3]+1" office:value-type="float" office:value="64">
            <text:p>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4]*[.F4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4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5]*[.F4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5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6]*[.F4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6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7]*[.F4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7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8]*[.F4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8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29]*[.F4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29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0]*[.F4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0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1]*[.F4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1]+1" office:value-type="float" office:value="72">
            <text:p>72</text:p>
          </table:table-cell>
          <table:table-cell office:value-type="string">
            <text:p>Chansey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32]*[.F432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2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3]*[.F4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3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4]*[.F4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4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5]*[.F4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5]+1" office:value-type="float" office:value="76">
            <text:p>7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6]*[.F4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6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7]*[.F4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7]+1" office:value-type="float" office:value="78">
            <text:p>7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8]*[.F4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8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39]*[.F4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39]+1" office:value-type="float" office:value="80">
            <text:p>80</text:p>
          </table:table-cell>
          <table:table-cell office:value-type="string">
            <text:p>Haunter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440]*[.F440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0]+1" office:value-type="float" office:value="81">
            <text:p>8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1]*[.F4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1]+1" office:value-type="float" office:value="82">
            <text:p>8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2]*[.F4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2]+1" office:value-type="float" office:value="83">
            <text:p>8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3]*[.F4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3]+1" office:value-type="float" office:value="84">
            <text:p>84</text:p>
          </table:table-cell>
          <table:table-cell office:value-type="string">
            <text:p>Kadabra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444]*[.F44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4]+1" office:value-type="float" office:value="85">
            <text:p>8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5]*[.F4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5]+1" office:value-type="float" office:value="86">
            <text:p>8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6]*[.F4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6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7]*[.F4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7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8]*[.F4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8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49]*[.F4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49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0]*[.F4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0]+1" office:value-type="float" office:value="91">
            <text:p>9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1]*[.F4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1]+1" office:value-type="float" office:value="92">
            <text:p>9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2]*[.F4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2]+1" office:value-type="float" office:value="93">
            <text:p>93</text:p>
          </table:table-cell>
          <table:table-cell office:value-type="string">
            <text:p>Abr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53]*[.F453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3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4]*[.F4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4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5]*[.F4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5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6]*[.F4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6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7]*[.F4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7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8]*[.F4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8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59]*[.F4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59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0]*[.F4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0]+1" office:value-type="float" office:value="101">
            <text:p>101</text:p>
          </table:table-cell>
          <table:table-cell office:value-type="string">
            <text:p>Clefairy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61]*[.F461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1]+1" office:value-type="float" office:value="102">
            <text:p>10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2]*[.F4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2]+1" office:value-type="float" office:value="103">
            <text:p>10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3]*[.F4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3]+1" office:value-type="float" office:value="104">
            <text:p>10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4]*[.F4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4]+1" office:value-type="float" office:value="105">
            <text:p>10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5]*[.F4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5]+1" office:value-type="float" office:value="106">
            <text:p>10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6]*[.F4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6]+1" office:value-type="float" office:value="107">
            <text:p>10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7]*[.F4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7]+1" office:value-type="float" office:value="108">
            <text:p>10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68]*[.F4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8]+1" office:value-type="float" office:value="109">
            <text:p>109</text:p>
          </table:table-cell>
          <table:table-cell office:value-type="string">
            <text:p>Gastly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69]*[.F469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69]+1" office:value-type="float" office:value="110">
            <text:p>1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0]*[.F4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0]+1" office:value-type="float" office:value="111">
            <text:p>1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1]*[.F4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1]+1" office:value-type="float" office:value="112">
            <text:p>1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2]*[.F4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2]+1" office:value-type="float" office:value="113">
            <text:p>1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3]*[.F4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3]+1" office:value-type="float" office:value="114">
            <text:p>1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4]*[.F4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4]+1" office:value-type="float" office:value="115">
            <text:p>1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5]*[.F4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5]+1" office:value-type="float" office:value="116">
            <text:p>1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6]*[.F4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6]+1" office:value-type="float" office:value="117">
            <text:p>1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7]*[.F4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7]+1" office:value-type="float" office:value="118">
            <text:p>1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8]*[.F4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8]+1" office:value-type="float" office:value="119">
            <text:p>1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79]*[.F4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79]+1" office:value-type="float" office:value="120">
            <text:p>1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0]*[.F4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0]+1" office:value-type="float" office:value="121">
            <text:p>121</text:p>
          </table:table-cell>
          <table:table-cell office:value-type="string">
            <text:p>Meowth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81]*[.F481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1]+1" office:value-type="float" office:value="122">
            <text:p>1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2]*[.F4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2]+1" office:value-type="float" office:value="123">
            <text:p>1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3]*[.F4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3]+1" office:value-type="float" office:value="124">
            <text:p>1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4]*[.F4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4]+1" office:value-type="float" office:value="125">
            <text:p>1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5]*[.F4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5]+1" office:value-type="float" office:value="126">
            <text:p>1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6]*[.F4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6]+1" office:value-type="float" office:value="127">
            <text:p>1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7]*[.F4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7]+1" office:value-type="float" office:value="128">
            <text:p>1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8]*[.F4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8]+1" office:value-type="float" office:value="129">
            <text:p>1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89]*[.F4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89]+1" office:value-type="float" office:value="130">
            <text:p>1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0]*[.F4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0]+1" office:value-type="float" office:value="131">
            <text:p>1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1]*[.F4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1]+1" office:value-type="float" office:value="132">
            <text:p>1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2]*[.F4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2]+1" office:value-type="float" office:value="133">
            <text:p>1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3]*[.F4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3]+1" office:value-type="float" office:value="134">
            <text:p>1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4]*[.F4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4]+1" office:value-type="float" office:value="135">
            <text:p>1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5]*[.F4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5]+1" office:value-type="float" office:value="136">
            <text:p>1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6]*[.F4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6]+1" office:value-type="float" office:value="137">
            <text:p>1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7]*[.F4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7]+1" office:value-type="float" office:value="138">
            <text:p>138</text:p>
          </table:table-cell>
          <table:table-cell office:value-type="string">
            <text:p>Copycat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498]*[.F498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8]+1" office:value-type="float" office:value="139">
            <text:p>1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499]*[.F4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499]+1" office:value-type="float" office:value="140">
            <text:p>1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0]*[.F5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0]+1" office:value-type="float" office:value="141">
            <text:p>1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1]*[.F5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1]+1" office:value-type="float" office:value="142">
            <text:p>1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2]*[.F5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2]+1" office:value-type="float" office:value="143">
            <text:p>1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3]*[.F5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3]+1" office:value-type="float" office:value="144">
            <text:p>1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4]*[.F5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4]+1" office:value-type="float" office:value="145">
            <text:p>1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5]*[.F5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5]+1" office:value-type="float" office:value="146">
            <text:p>1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6]*[.F5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6]+1" office:value-type="float" office:value="147">
            <text:p>1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7]*[.F5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7]+1" office:value-type="float" office:value="148">
            <text:p>148</text:p>
          </table:table-cell>
          <table:table-cell office:value-type="string">
            <text:p>Professor Elm's Training Method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508]*[.F508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8]+1" office:value-type="float" office:value="149">
            <text:p>1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09]*[.F5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09]+1" office:value-type="float" office:value="150">
            <text:p>1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0]*[.F5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0]+1" office:value-type="float" office:value="151">
            <text:p>1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1]*[.F5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1]+1" office:value-type="float" office:value="152">
            <text:p>15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2]*[.F5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2]+1" office:value-type="float" office:value="153">
            <text:p>153</text:p>
          </table:table-cell>
          <table:table-cell office:value-type="string">
            <text:p>Energy Search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513]*[.F513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3]+1" office:value-type="float" office:value="154">
            <text:p>154</text:p>
          </table:table-cell>
          <table:table-cell office:value-type="string">
            <text:p>Full He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514]*[.F514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4]+1" office:value-type="float" office:value="155">
            <text:p>155</text:p>
          </table:table-cell>
          <table:table-cell office:value-type="string">
            <text:p>Moo-Moo Milk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29">
            <text:p>$0.29</text:p>
          </table:table-cell>
          <table:table-cell table:number-columns-repeated="2"/>
          <table:table-cell table:style-name="ce4" table:formula="of:=[.E515]*[.F515]" office:value-type="currency" office:currency="USD" office:value="0.87">
            <text:p>$0.87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5]+1" office:value-type="float" office:value="156">
            <text:p>1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6]*[.F5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6]+1" office:value-type="float" office:value="157">
            <text:p>1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7]*[.F5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7]+1" office:value-type="float" office:value="158">
            <text:p>1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8]*[.F5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8]+1" office:value-type="float" office:value="159">
            <text:p>1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19]*[.F5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19]+1" office:value-type="float" office:value="160">
            <text:p>1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0]*[.F5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20]+1" office:value-type="float" office:value="161">
            <text:p>1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1]*[.F5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21]+1" office:value-type="float" office:value="162">
            <text:p>1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2]*[.F5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22]+1" office:value-type="float" office:value="163">
            <text:p>16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3]*[.F5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23]+1" office:value-type="float" office:value="164">
            <text:p>1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4]*[.F5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xpedition Base</text:p>
          </table:table-cell>
          <table:table-cell table:formula="of:=[.B524]+1" office:value-type="float" office:value="165">
            <text:p>1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5]*[.F5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6]*[.F5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26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7]*[.F5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27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8]*[.F5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28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29]*[.F5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29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0]*[.F5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0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1]*[.F5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1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2]*[.F5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2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3]*[.F5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3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4]*[.F5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4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5]*[.F5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5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6]*[.F5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6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7]*[.F5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7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8]*[.F5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8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39]*[.F5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39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0]*[.F5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0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1]*[.F5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1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2]*[.F5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2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3]*[.F5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3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4]*[.F5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4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5]*[.F5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5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6]*[.F5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6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7]*[.F5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7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8]*[.F5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8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49]*[.F5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49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0]*[.F5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0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1]*[.F5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1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2]*[.F5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2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3]*[.F5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3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4]*[.F5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4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5]*[.F5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5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6]*[.F5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6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7]*[.F5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7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8]*[.F5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8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59]*[.F5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59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0]*[.F5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0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1]*[.F5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1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2]*[.F5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2]+1" office:value-type="float" office:value="38">
            <text:p>3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3]*[.F5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3]+1" office:value-type="float" office:value="39">
            <text:p>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4]*[.F5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4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5]*[.F5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5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6]*[.F5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6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7]*[.F5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7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8]*[.F5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8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69]*[.F5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69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0]*[.F5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0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1]*[.F5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1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2]*[.F5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2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3]*[.F5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3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4]*[.F5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4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5]*[.F5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5]+1" office:value-type="float" office:value="51">
            <text:p>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6]*[.F5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6]+1" office:value-type="float" office:value="52">
            <text:p>5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7]*[.F5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7]+1" office:value-type="float" office:value="53">
            <text:p>5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8]*[.F5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8]+1" office:value-type="float" office:value="54">
            <text:p>5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79]*[.F5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79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0]*[.F5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0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1]*[.F5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1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2]*[.F5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2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3]*[.F5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3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4]*[.F5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4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5]*[.F5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5]+1" office:value-type="float" office:value="61">
            <text:p>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6]*[.F5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6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7]*[.F5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7]+1" office:value-type="float" office:value="63">
            <text:p>6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8]*[.F5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8]+1" office:value-type="float" office:value="64">
            <text:p>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89]*[.F5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89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0]*[.F5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0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1]*[.F5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1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2]*[.F5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2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3]*[.F5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3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4]*[.F5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4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5]*[.F5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5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6]*[.F5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6]+1" office:value-type="float" office:value="72">
            <text:p>7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7]*[.F5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7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8]*[.F5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8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599]*[.F5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599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0]*[.F6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0]+1" office:value-type="float" office:value="76">
            <text:p>7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1]*[.F6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1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2]*[.F6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2]+1" office:value-type="float" office:value="78">
            <text:p>7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3]*[.F6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3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4]*[.F6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4]+1" office:value-type="float" office:value="80">
            <text:p>8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5]*[.F6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5]+1" office:value-type="float" office:value="81">
            <text:p>8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6]*[.F6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6]+1" office:value-type="float" office:value="82">
            <text:p>8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7]*[.F6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7]+1" office:value-type="float" office:value="83">
            <text:p>8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8]*[.F6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8]+1" office:value-type="float" office:value="84">
            <text:p>8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09]*[.F6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09]+1" office:value-type="float" office:value="85">
            <text:p>8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0]*[.F6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0]+1" office:value-type="float" office:value="86">
            <text:p>8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1]*[.F6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1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2]*[.F6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2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3]*[.F6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3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4]*[.F6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4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5]*[.F6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5]+1" office:value-type="float" office:value="91">
            <text:p>9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6]*[.F6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6]+1" office:value-type="float" office:value="92">
            <text:p>9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7]*[.F6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7]+1" office:value-type="float" office:value="93">
            <text:p>9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8]*[.F6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8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19]*[.F6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19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0]*[.F6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0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1]*[.F6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1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2]*[.F6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2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3]*[.F6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3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4]*[.F6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4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5]*[.F6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5]+1" office:value-type="float" office:value="101">
            <text:p>10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6]*[.F6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6]+1" office:value-type="float" office:value="102">
            <text:p>10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7]*[.F6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7]+1" office:value-type="float" office:value="103">
            <text:p>10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8]*[.F6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8]+1" office:value-type="float" office:value="104">
            <text:p>10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29]*[.F6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29]+1" office:value-type="float" office:value="105">
            <text:p>105</text:p>
          </table:table-cell>
          <table:table-cell office:value-type="string">
            <text:p>Double Full Hea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630]*[.F630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0]+1" office:value-type="float" office:value="106">
            <text:p>10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1]*[.F6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1]+1" office:value-type="float" office:value="107">
            <text:p>10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2]*[.F6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2]+1" office:value-type="float" office:value="108">
            <text:p>10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3]*[.F6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3]+1" office:value-type="float" office:value="109">
            <text:p>10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4]*[.F6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4]+1" office:value-type="float" office:value="110">
            <text:p>1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5]*[.F6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5]+1" office:value-type="float" office:value="111">
            <text:p>1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6]*[.F6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6]+1" office:value-type="float" office:value="112">
            <text:p>1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7]*[.F6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7]+1" office:value-type="float" office:value="113">
            <text:p>1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8]*[.F6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8]+1" office:value-type="float" office:value="114">
            <text:p>1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39]*[.F6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39]+1" office:value-type="float" office:value="115">
            <text:p>1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0]*[.F6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0]+1" office:value-type="float" office:value="116">
            <text:p>1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1]*[.F6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1]+1" office:value-type="float" office:value="117">
            <text:p>1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2]*[.F6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2]+1" office:value-type="float" office:value="118">
            <text:p>1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3]*[.F6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3]+1" office:value-type="float" office:value="119">
            <text:p>1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4]*[.F6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4]+1" office:value-type="float" office:value="120">
            <text:p>1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5]*[.F6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5]+1" office:value-type="float" office:value="121">
            <text:p>1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6]*[.F6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6]+1" office:value-type="float" office:value="122">
            <text:p>1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7]*[.F6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7]+1" office:value-type="float" office:value="123">
            <text:p>1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8]*[.F6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8]+1" office:value-type="float" office:value="124">
            <text:p>1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49]*[.F6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49]+1" office:value-type="float" office:value="125">
            <text:p>1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0]*[.F6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50]+1" office:value-type="float" office:value="126">
            <text:p>1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1]*[.F6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51]+1" office:value-type="float" office:value="127">
            <text:p>1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2]*[.F6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52]+1" office:value-type="float" office:value="128">
            <text:p>1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3]*[.F6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53]+1" office:value-type="float" office:value="129">
            <text:p>1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4]*[.F6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Diamond &amp; Pearl</text:p>
          </table:table-cell>
          <table:table-cell table:formula="of:=[.B654]+1" office:value-type="float" office:value="130">
            <text:p>1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5]*[.F6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6]*[.F6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56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7]*[.F6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57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8]*[.F6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58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59]*[.F6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59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0]*[.F6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0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1]*[.F6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1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2]*[.F6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2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3]*[.F6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3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4]*[.F6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4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5]*[.F6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5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6]*[.F6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6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7]*[.F6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7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8]*[.F6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8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69]*[.F6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69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0]*[.F6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0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1]*[.F6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1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2]*[.F6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2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3]*[.F6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3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4]*[.F6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4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5]*[.F6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5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6]*[.F6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6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7]*[.F6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7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8]*[.F6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8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79]*[.F6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79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0]*[.F6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0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1]*[.F6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1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2]*[.F6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2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3]*[.F6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3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4]*[.F6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4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5]*[.F6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5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6]*[.F6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6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7]*[.F6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7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8]*[.F6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8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89]*[.F6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89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0]*[.F6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0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1]*[.F6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1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2]*[.F6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2]+1" office:value-type="float" office:value="38">
            <text:p>3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3]*[.F6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3]+1" office:value-type="float" office:value="39">
            <text:p>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4]*[.F6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4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5]*[.F6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5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6]*[.F6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6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7]*[.F6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7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8]*[.F6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8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699]*[.F6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699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0]*[.F7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0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1]*[.F7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1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2]*[.F7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2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3]*[.F7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3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4]*[.F7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4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5]*[.F7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5]+1" office:value-type="float" office:value="51">
            <text:p>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6]*[.F7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6]+1" office:value-type="float" office:value="52">
            <text:p>5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7]*[.F7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7]+1" office:value-type="float" office:value="53">
            <text:p>5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8]*[.F7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8]+1" office:value-type="float" office:value="54">
            <text:p>5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09]*[.F7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09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0]*[.F7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0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1]*[.F7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1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2]*[.F7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2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3]*[.F7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3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4]*[.F7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4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5]*[.F7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5]+1" office:value-type="float" office:value="61">
            <text:p>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6]*[.F7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6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7]*[.F7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7]+1" office:value-type="float" office:value="63">
            <text:p>6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8]*[.F7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8]+1" office:value-type="float" office:value="64">
            <text:p>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19]*[.F7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19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0]*[.F7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0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1]*[.F7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1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2]*[.F7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2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3]*[.F7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3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4]*[.F7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4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5]*[.F7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5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6]*[.F7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6]+1" office:value-type="float" office:value="72">
            <text:p>7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7]*[.F7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7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8]*[.F7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8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29]*[.F7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29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0]*[.F7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0]+1" office:value-type="float" office:value="76">
            <text:p>7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1]*[.F7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1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2]*[.F7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2]+1" office:value-type="float" office:value="78">
            <text:p>7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3]*[.F7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3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4]*[.F7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4]+1" office:value-type="float" office:value="80">
            <text:p>8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5]*[.F7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5]+1" office:value-type="float" office:value="81">
            <text:p>8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6]*[.F7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6]+1" office:value-type="float" office:value="82">
            <text:p>8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7]*[.F7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7]+1" office:value-type="float" office:value="83">
            <text:p>8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8]*[.F7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8]+1" office:value-type="float" office:value="84">
            <text:p>8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39]*[.F7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39]+1" office:value-type="float" office:value="85">
            <text:p>8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0]*[.F7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0]+1" office:value-type="float" office:value="86">
            <text:p>8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1]*[.F7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1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2]*[.F7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2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3]*[.F7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3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4]*[.F7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4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5]*[.F7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5]+1" office:value-type="float" office:value="91">
            <text:p>9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6]*[.F7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6]+1" office:value-type="float" office:value="92">
            <text:p>9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7]*[.F7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7]+1" office:value-type="float" office:value="93">
            <text:p>9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8]*[.F7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8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49]*[.F7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49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0]*[.F7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0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1]*[.F7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1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2]*[.F7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2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3]*[.F7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3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4]*[.F7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4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5]*[.F7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5]+1" office:value-type="float" office:value="101">
            <text:p>10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6]*[.F7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6]+1" office:value-type="float" office:value="102">
            <text:p>10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7]*[.F7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7]+1" office:value-type="float" office:value="103">
            <text:p>10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8]*[.F7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8]+1" office:value-type="float" office:value="104">
            <text:p>10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59]*[.F7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59]+1" office:value-type="float" office:value="105">
            <text:p>10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0]*[.F7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0]+1" office:value-type="float" office:value="106">
            <text:p>10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1]*[.F7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1]+1" office:value-type="float" office:value="107">
            <text:p>10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2]*[.F7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2]+1" office:value-type="float" office:value="108">
            <text:p>10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3]*[.F7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3]+1" office:value-type="float" office:value="109">
            <text:p>10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4]*[.F7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4]+1" office:value-type="float" office:value="110">
            <text:p>1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5]*[.F7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5]+1" office:value-type="float" office:value="111">
            <text:p>1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6]*[.F7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6]+1" office:value-type="float" office:value="112">
            <text:p>1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7]*[.F7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7]+1" office:value-type="float" office:value="113">
            <text:p>1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8]*[.F7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8]+1" office:value-type="float" office:value="114">
            <text:p>1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69]*[.F7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69]+1" office:value-type="float" office:value="115">
            <text:p>1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0]*[.F7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0]+1" office:value-type="float" office:value="116">
            <text:p>1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1]*[.F7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1]+1" office:value-type="float" office:value="117">
            <text:p>1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2]*[.F7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2]+1" office:value-type="float" office:value="118">
            <text:p>1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3]*[.F7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3]+1" office:value-type="float" office:value="119">
            <text:p>119</text:p>
          </table:table-cell>
          <table:table-cell office:value-type="string">
            <text:p>Bebe's Search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774]*[.F774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4]+1" office:value-type="float" office:value="120">
            <text:p>1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5]*[.F7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5]+1" office:value-type="float" office:value="121">
            <text:p>1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6]*[.F7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6]+1" office:value-type="float" office:value="122">
            <text:p>1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7]*[.F7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7]+1" office:value-type="float" office:value="123">
            <text:p>1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8]*[.F7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8]+1" office:value-type="float" office:value="124">
            <text:p>1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79]*[.F7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79]+1" office:value-type="float" office:value="125">
            <text:p>1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0]*[.F7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0]+1" office:value-type="float" office:value="126">
            <text:p>1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1]*[.F7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1]+1" office:value-type="float" office:value="127">
            <text:p>1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2]*[.F7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2]+1" office:value-type="float" office:value="128">
            <text:p>1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3]*[.F7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3]+1" office:value-type="float" office:value="129">
            <text:p>1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4]*[.F7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4]+1" office:value-type="float" office:value="130">
            <text:p>1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5]*[.F7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5]+1" office:value-type="float" office:value="131">
            <text:p>1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6]*[.F7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ecret Wonders</text:p>
          </table:table-cell>
          <table:table-cell table:formula="of:=[.B786]+1" office:value-type="float" office:value="132">
            <text:p>1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787]*[.F7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88]*[.F7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88]+1" office:value-type="float" office:value="2">
            <text:p>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89]*[.F7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89]+1" office:value-type="float" office:value="3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0]*[.F7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0]+1" office:value-type="float" office:value="4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1]*[.F7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1]+1" office:value-type="float" office:value="5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2]*[.F7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2]+1"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3]*[.F7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3]+1" office:value-type="float" office:value="7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4]*[.F7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4]+1" office:value-type="float" office:value="8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5]*[.F7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5]+1" office:value-type="float" office:value="9">
            <text:p>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6]*[.F7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6]+1" office:value-type="float" office:value="10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7]*[.F7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7]+1" office:value-type="float" office:value="11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8]*[.F7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8]+1" office:value-type="float" office:value="12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799]*[.F7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799]+1" office:value-type="float" office:value="13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0]*[.F8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0]+1" office:value-type="float" office:value="14">
            <text:p>1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1]*[.F8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1]+1" office:value-type="float" office:value="15">
            <text:p>1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2]*[.F8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2]+1" office:value-type="float" office:value="16">
            <text:p>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3]*[.F8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3]+1" office:value-type="float" office:value="17">
            <text:p>1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4]*[.F8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4]+1" office:value-type="float" office:value="18">
            <text:p>1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5]*[.F8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5]+1" office:value-type="float" office:value="19">
            <text:p>1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6]*[.F8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6]+1" office:value-type="float" office:value="20">
            <text:p>2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7]*[.F8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7]+1" office:value-type="float" office:value="21">
            <text:p>2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8]*[.F8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8]+1" office:value-type="float" office:value="22">
            <text:p>2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09]*[.F8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09]+1" office:value-type="float" office:value="23">
            <text:p>2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0]*[.F8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0]+1" office:value-type="float" office:value="24">
            <text:p>2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1]*[.F8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1]+1" office:value-type="float" office:value="25">
            <text:p>2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2]*[.F8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2]+1" office:value-type="float" office:value="26">
            <text:p>2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3]*[.F8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3]+1" office:value-type="float" office:value="27">
            <text:p>2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4]*[.F8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4]+1" office:value-type="float" office:value="28">
            <text:p>2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5]*[.F8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5]+1" office:value-type="float" office:value="29">
            <text:p>2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6]*[.F8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6]+1" office:value-type="float" office:value="30">
            <text:p>3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7]*[.F8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7]+1" office:value-type="float" office:value="31">
            <text:p>3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8]*[.F8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8]+1" office:value-type="float" office:value="32">
            <text:p>3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19]*[.F8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19]+1" office:value-type="float" office:value="33">
            <text:p>3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0]*[.F8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0]+1" office:value-type="float" office:value="34">
            <text:p>3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1]*[.F8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1]+1" office:value-type="float" office:value="35">
            <text:p>3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2]*[.F8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2]+1" office:value-type="float" office:value="36">
            <text:p>3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3]*[.F8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3]+1" office:value-type="float" office:value="37">
            <text:p>3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4]*[.F8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4]+1" office:value-type="float" office:value="38">
            <text:p>3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5]*[.F8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5]+1" office:value-type="float" office:value="39">
            <text:p>3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6]*[.F8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6]+1" office:value-type="float" office:value="40">
            <text:p>4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7]*[.F8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7]+1" office:value-type="float" office:value="41">
            <text:p>4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8]*[.F8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8]+1" office:value-type="float" office:value="42">
            <text:p>4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29]*[.F8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29]+1" office:value-type="float" office:value="43">
            <text:p>4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0]*[.F8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0]+1" office:value-type="float" office:value="44">
            <text:p>4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1]*[.F8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1]+1" office:value-type="float" office:value="45">
            <text:p>4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2]*[.F8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2]+1" office:value-type="float" office:value="46">
            <text:p>4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3]*[.F8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3]+1" office:value-type="float" office:value="47">
            <text:p>4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4]*[.F8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4]+1" office:value-type="float" office:value="48">
            <text:p>4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5]*[.F8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5]+1" office:value-type="float" office:value="49">
            <text:p>4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6]*[.F8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6]+1" office:value-type="float" office:value="50">
            <text:p>5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7]*[.F8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7]+1" office:value-type="float" office:value="51">
            <text:p>5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8]*[.F8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8]+1" office:value-type="float" office:value="52">
            <text:p>5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39]*[.F8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39]+1" office:value-type="float" office:value="53">
            <text:p>5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0]*[.F8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0]+1" office:value-type="float" office:value="54">
            <text:p>5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1]*[.F8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1]+1" office:value-type="float" office:value="55">
            <text:p>5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2]*[.F8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2]+1" office:value-type="float" office:value="56">
            <text:p>5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3]*[.F8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3]+1" office:value-type="float" office:value="57">
            <text:p>5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4]*[.F8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4]+1" office:value-type="float" office:value="58">
            <text:p>5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5]*[.F8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5]+1" office:value-type="float" office:value="59">
            <text:p>5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6]*[.F8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6]+1" office:value-type="float" office:value="60">
            <text:p>6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7]*[.F8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7]+1" office:value-type="float" office:value="61">
            <text:p>6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8]*[.F8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8]+1" office:value-type="float" office:value="62">
            <text:p>6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49]*[.F8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49]+1" office:value-type="float" office:value="63">
            <text:p>6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0]*[.F8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0]+1" office:value-type="float" office:value="64">
            <text:p>6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1]*[.F8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1]+1" office:value-type="float" office:value="65">
            <text:p>6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2]*[.F8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2]+1" office:value-type="float" office:value="66">
            <text:p>6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3]*[.F8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3]+1" office:value-type="float" office:value="67">
            <text:p>6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4]*[.F8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4]+1" office:value-type="float" office:value="68">
            <text:p>6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5]*[.F8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5]+1" office:value-type="float" office:value="69">
            <text:p>6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6]*[.F8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6]+1" office:value-type="float" office:value="70">
            <text:p>7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7]*[.F8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7]+1" office:value-type="float" office:value="71">
            <text:p>7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8]*[.F8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8]+1" office:value-type="float" office:value="72">
            <text:p>7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59]*[.F8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59]+1" office:value-type="float" office:value="73">
            <text:p>7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0]*[.F8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0]+1" office:value-type="float" office:value="74">
            <text:p>7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1]*[.F8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1]+1" office:value-type="float" office:value="75">
            <text:p>7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2]*[.F8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2]+1" office:value-type="float" office:value="76">
            <text:p>7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3]*[.F8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3]+1" office:value-type="float" office:value="77">
            <text:p>7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4]*[.F8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4]+1" office:value-type="float" office:value="78">
            <text:p>7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5]*[.F8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5]+1" office:value-type="float" office:value="79">
            <text:p>7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6]*[.F8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6]+1" office:value-type="float" office:value="80">
            <text:p>80</text:p>
          </table:table-cell>
          <table:table-cell office:value-type="string">
            <text:p>Dusk Ball</text:p>
          </table:table-cell>
          <table:table-cell table:style-name="ce1" office:value-type="string">
            <text:p>Uncommon</text:p>
          </table:table-cell>
          <table:table-cell office:value-type="float" office:value="4">
            <text:p>4</text:p>
          </table:table-cell>
          <table:table-cell table:style-name="ce1" office:value-type="float" office:value="0.39">
            <text:p>0.39</text:p>
          </table:table-cell>
          <table:table-cell table:number-columns-repeated="2"/>
          <table:table-cell table:style-name="ce4" table:formula="of:=[.E867]*[.F867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7]+1" office:value-type="float" office:value="81">
            <text:p>8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8]*[.F8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8]+1" office:value-type="float" office:value="82">
            <text:p>8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69]*[.F8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69]+1" office:value-type="float" office:value="83">
            <text:p>83</text:p>
          </table:table-cell>
          <table:table-cell office:value-type="string">
            <text:p>Mom's Kindness</text:p>
          </table:table-cell>
          <table:table-cell table:style-name="ce1" office:value-type="string">
            <text:p>Uncommon</text:p>
          </table:table-cell>
          <table:table-cell office:value-type="float" office:value="2">
            <text:p>2</text:p>
          </table:table-cell>
          <table:table-cell table:style-name="ce1" office:value-type="float" office:value="0.39">
            <text:p>0.39</text:p>
          </table:table-cell>
          <table:table-cell table:number-columns-repeated="2"/>
          <table:table-cell table:style-name="ce4" table:formula="of:=[.E870]*[.F870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0]+1" office:value-type="float" office:value="84">
            <text:p>8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1]*[.F8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1]+1" office:value-type="float" office:value="85">
            <text:p>8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2]*[.F8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office:value-type="float" office:value="86">
            <text:p>86</text:p>
          </table:table-cell>
          <table:table-cell office:value-type="string">
            <text:p>Quick Bal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table:style-name="ce1" office:value-type="float" office:value="0.49">
            <text:p>0.49</text:p>
          </table:table-cell>
          <table:table-cell table:number-columns-repeated="2"/>
          <table:table-cell table:style-name="ce4" table:formula="of:=[.E873]*[.F87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3]+1" office:value-type="float" office:value="87">
            <text:p>8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4]*[.F8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4]+1" office:value-type="float" office:value="88">
            <text:p>8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5]*[.F8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5]+1" office:value-type="float" office:value="89">
            <text:p>8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6]*[.F8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6]+1" office:value-type="float" office:value="90">
            <text:p>90</text:p>
          </table:table-cell>
          <table:table-cell office:value-type="string">
            <text:p>Energy Search</text:p>
          </table:table-cell>
          <table:table-cell table:style-name="ce1" office:value-type="string">
            <text:p>Common</text:p>
          </table:table-cell>
          <table:table-cell office:value-type="float" office:value="4">
            <text:p>4</text:p>
          </table:table-cell>
          <table:table-cell table:style-name="ce1" office:value-type="float" office:value="0.39">
            <text:p>0.39</text:p>
          </table:table-cell>
          <table:table-cell table:number-columns-repeated="2"/>
          <table:table-cell table:style-name="ce4" table:formula="of:=[.E877]*[.F877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7]+1" office:value-type="float" office:value="91">
            <text:p>9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8]*[.F8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8]+1" office:value-type="float" office:value="92">
            <text:p>9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79]*[.F8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79]+1" office:value-type="float" office:value="93">
            <text:p>9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0]*[.F8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0]+1" office:value-type="float" office:value="94">
            <text:p>9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1]*[.F8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1]+1" office:value-type="float" office:value="95">
            <text:p>9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2]*[.F8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2]+1" office:value-type="float" office:value="96">
            <text:p>9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3]*[.F8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3]+1" office:value-type="float" office:value="97">
            <text:p>9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4]*[.F8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4]+1" office:value-type="float" office:value="98">
            <text:p>9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5]*[.F8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5]+1" office:value-type="float" office:value="99">
            <text:p>9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6]*[.F8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Majestic Dawn</text:p>
          </table:table-cell>
          <table:table-cell table:formula="of:=[.B886]+1" office:value-type="float" office:value="100">
            <text:p>10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7]*[.F8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8]*[.F8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88]+1" office:value-type="float" office:value="2">
            <text:p>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89]*[.F8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89]+1" office:value-type="float" office:value="3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0]*[.F8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0]+1" office:value-type="float" office:value="4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1]*[.F8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1]+1" office:value-type="float" office:value="5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2]*[.F8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2]+1"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3]*[.F8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3]+1" office:value-type="float" office:value="7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4]*[.F8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4]+1" office:value-type="float" office:value="8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5]*[.F8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5]+1" office:value-type="float" office:value="9">
            <text:p>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6]*[.F8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6]+1" office:value-type="float" office:value="10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7]*[.F8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7]+1" office:value-type="float" office:value="11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8]*[.F8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8]+1" office:value-type="float" office:value="12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899]*[.F8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899]+1" office:value-type="float" office:value="13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0]*[.F9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0]+1" office:value-type="float" office:value="14">
            <text:p>1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1]*[.F9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1]+1" office:value-type="float" office:value="15">
            <text:p>1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2]*[.F9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2]+1" office:value-type="float" office:value="16">
            <text:p>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3]*[.F9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3]+1" office:value-type="float" office:value="17">
            <text:p>1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4]*[.F9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4]+1" office:value-type="float" office:value="18">
            <text:p>1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5]*[.F9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5]+1" office:value-type="float" office:value="19">
            <text:p>1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6]*[.F9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6]+1" office:value-type="float" office:value="20">
            <text:p>2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7]*[.F9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7]+1" office:value-type="float" office:value="21">
            <text:p>2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8]*[.F9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8]+1" office:value-type="float" office:value="22">
            <text:p>2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09]*[.F9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09]+1" office:value-type="float" office:value="23">
            <text:p>2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0]*[.F9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0]+1" office:value-type="float" office:value="24">
            <text:p>2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1]*[.F9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1]+1" office:value-type="float" office:value="25">
            <text:p>2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2]*[.F9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2]+1" office:value-type="float" office:value="26">
            <text:p>2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3]*[.F9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3]+1" office:value-type="float" office:value="27">
            <text:p>2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4]*[.F9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4]+1" office:value-type="float" office:value="28">
            <text:p>2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5]*[.F9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5]+1" office:value-type="float" office:value="29">
            <text:p>2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6]*[.F9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6]+1" office:value-type="float" office:value="30">
            <text:p>3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7]*[.F9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7]+1" office:value-type="float" office:value="31">
            <text:p>3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8]*[.F9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8]+1" office:value-type="float" office:value="32">
            <text:p>3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19]*[.F9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19]+1" office:value-type="float" office:value="33">
            <text:p>3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0]*[.F9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0]+1" office:value-type="float" office:value="34">
            <text:p>3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1]*[.F9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1]+1" office:value-type="float" office:value="35">
            <text:p>3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2]*[.F9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2]+1" office:value-type="float" office:value="36">
            <text:p>3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3]*[.F9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3]+1" office:value-type="float" office:value="37">
            <text:p>3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4]*[.F9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4]+1" office:value-type="float" office:value="38">
            <text:p>3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5]*[.F9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5]+1" office:value-type="float" office:value="39">
            <text:p>3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6]*[.F9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6]+1" office:value-type="float" office:value="40">
            <text:p>4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7]*[.F9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7]+1" office:value-type="float" office:value="41">
            <text:p>4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8]*[.F9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8]+1" office:value-type="float" office:value="42">
            <text:p>4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29]*[.F9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29]+1" office:value-type="float" office:value="43">
            <text:p>4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0]*[.F9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0]+1" office:value-type="float" office:value="44">
            <text:p>4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1]*[.F9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1]+1" office:value-type="float" office:value="45">
            <text:p>4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2]*[.F9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2]+1" office:value-type="float" office:value="46">
            <text:p>4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3]*[.F9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3]+1" office:value-type="float" office:value="47">
            <text:p>4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4]*[.F9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4]+1" office:value-type="float" office:value="48">
            <text:p>4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5]*[.F9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5]+1" office:value-type="float" office:value="49">
            <text:p>4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6]*[.F9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6]+1" office:value-type="float" office:value="50">
            <text:p>5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7]*[.F9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7]+1" office:value-type="float" office:value="51">
            <text:p>5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8]*[.F9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8]+1" office:value-type="float" office:value="52">
            <text:p>5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39]*[.F9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39]+1" office:value-type="float" office:value="53">
            <text:p>5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0]*[.F9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0]+1" office:value-type="float" office:value="54">
            <text:p>5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1]*[.F9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1]+1" office:value-type="float" office:value="55">
            <text:p>5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2]*[.F9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2]+1" office:value-type="float" office:value="56">
            <text:p>5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3]*[.F9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3]+1" office:value-type="float" office:value="57">
            <text:p>5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4]*[.F9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4]+1" office:value-type="float" office:value="58">
            <text:p>5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5]*[.F9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5]+1" office:value-type="float" office:value="59">
            <text:p>5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6]*[.F9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6]+1" office:value-type="float" office:value="60">
            <text:p>6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7]*[.F9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7]+1" office:value-type="float" office:value="61">
            <text:p>6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8]*[.F9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8]+1" office:value-type="float" office:value="62">
            <text:p>6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49]*[.F9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49]+1" office:value-type="float" office:value="63">
            <text:p>6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0]*[.F9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0]+1" office:value-type="float" office:value="64">
            <text:p>6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1]*[.F9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1]+1" office:value-type="float" office:value="65">
            <text:p>6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2]*[.F9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2]+1" office:value-type="float" office:value="66">
            <text:p>6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3]*[.F9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3]+1" office:value-type="float" office:value="67">
            <text:p>6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4]*[.F9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4]+1" office:value-type="float" office:value="68">
            <text:p>6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5]*[.F9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5]+1" office:value-type="float" office:value="69">
            <text:p>6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6]*[.F9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6]+1" office:value-type="float" office:value="70">
            <text:p>7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7]*[.F9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7]+1" office:value-type="float" office:value="71">
            <text:p>7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8]*[.F9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8]+1" office:value-type="float" office:value="72">
            <text:p>7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59]*[.F9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59]+1" office:value-type="float" office:value="73">
            <text:p>7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0]*[.F9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0]+1" office:value-type="float" office:value="74">
            <text:p>7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1]*[.F9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1]+1" office:value-type="float" office:value="75">
            <text:p>7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2]*[.F9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2]+1" office:value-type="float" office:value="76">
            <text:p>7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3]*[.F9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3]+1" office:value-type="float" office:value="77">
            <text:p>7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4]*[.F9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4]+1" office:value-type="float" office:value="78">
            <text:p>7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5]*[.F9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5]+1" office:value-type="float" office:value="79">
            <text:p>7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6]*[.F9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6]+1" office:value-type="float" office:value="80">
            <text:p>8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7]*[.F9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7]+1" office:value-type="float" office:value="81">
            <text:p>8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8]*[.F9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8]+1" office:value-type="float" office:value="82">
            <text:p>8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69]*[.F9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69]+1" office:value-type="float" office:value="83">
            <text:p>8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0]*[.F9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0]+1" office:value-type="float" office:value="84">
            <text:p>8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1]*[.F9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1]+1" office:value-type="float" office:value="85">
            <text:p>8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2]*[.F9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2]+1" office:value-type="float" office:value="86">
            <text:p>8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3]*[.F9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3]+1" office:value-type="float" office:value="87">
            <text:p>8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4]*[.F9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4]+1" office:value-type="float" office:value="88">
            <text:p>8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5]*[.F9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5]+1" office:value-type="float" office:value="89">
            <text:p>8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6]*[.F9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6]+1" office:value-type="float" office:value="90">
            <text:p>9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7]*[.F9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7]+1" office:value-type="float" office:value="91">
            <text:p>9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8]*[.F9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8]+1" office:value-type="float" office:value="92">
            <text:p>9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79]*[.F9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79]+1" office:value-type="float" office:value="93">
            <text:p>9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0]*[.F9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0]+1" office:value-type="float" office:value="94">
            <text:p>9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1]*[.F9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1]+1" office:value-type="float" office:value="95">
            <text:p>9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2]*[.F9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2]+1" office:value-type="float" office:value="96">
            <text:p>9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3]*[.F9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3]+1" office:value-type="float" office:value="97">
            <text:p>9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4]*[.F9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4]+1" office:value-type="float" office:value="98">
            <text:p>9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5]*[.F98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5]+1" office:value-type="float" office:value="99">
            <text:p>9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6]*[.F9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6]+1" office:value-type="float" office:value="100">
            <text:p>10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7]*[.F9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7]+1" office:value-type="float" office:value="101">
            <text:p>10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8]*[.F9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8]+1" office:value-type="float" office:value="102">
            <text:p>10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89]*[.F9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89]+1" office:value-type="float" office:value="103">
            <text:p>10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0]*[.F9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0]+1" office:value-type="float" office:value="104">
            <text:p>10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1]*[.F9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1]+1" office:value-type="float" office:value="105">
            <text:p>10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2]*[.F9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2]+1" office:value-type="float" office:value="106">
            <text:p>10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3]*[.F9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3]+1" office:value-type="float" office:value="107">
            <text:p>10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4]*[.F9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4]+1" office:value-type="float" office:value="108">
            <text:p>10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5]*[.F9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5]+1" office:value-type="float" office:value="109">
            <text:p>10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6]*[.F99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6]+1" office:value-type="float" office:value="110">
            <text:p>11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7]*[.F9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7]+1" office:value-type="float" office:value="111">
            <text:p>11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8]*[.F9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8]+1" office:value-type="float" office:value="112">
            <text:p>11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999]*[.F9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999]+1" office:value-type="float" office:value="113">
            <text:p>11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0]*[.F10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0]+1" office:value-type="float" office:value="114">
            <text:p>11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1]*[.F10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1]+1" office:value-type="float" office:value="115">
            <text:p>11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2]*[.F10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2]+1" office:value-type="float" office:value="116">
            <text:p>1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3]*[.F10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3]+1" office:value-type="float" office:value="117">
            <text:p>11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4]*[.F10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4]+1" office:value-type="float" office:value="118">
            <text:p>11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5]*[.F10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5]+1" office:value-type="float" office:value="119">
            <text:p>11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6]*[.F10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6]+1" office:value-type="float" office:value="120">
            <text:p>12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7]*[.F10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7]+1" office:value-type="float" office:value="121">
            <text:p>12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8]*[.F10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8]+1" office:value-type="float" office:value="122">
            <text:p>12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09]*[.F10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09]+1" office:value-type="float" office:value="123">
            <text:p>12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0]*[.F10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0]+1" office:value-type="float" office:value="124">
            <text:p>12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1]*[.F10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1]+1" office:value-type="float" office:value="125">
            <text:p>12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2]*[.F10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2]+1" office:value-type="float" office:value="126">
            <text:p>12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3]*[.F10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3]+1" office:value-type="float" office:value="127">
            <text:p>12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4]*[.F10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4]+1" office:value-type="float" office:value="128">
            <text:p>12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5]*[.F10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5]+1" office:value-type="float" office:value="129">
            <text:p>12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16]*[.F10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6]+1" office:value-type="float" office:value="130">
            <text:p>1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17]*[.F10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7]+1" office:value-type="float" office:value="131">
            <text:p>131</text:p>
          </table:table-cell>
          <table:table-cell office:value-type="string">
            <text:p>Cynthia's Feelings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18]*[.F1018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8]+1" office:value-type="float" office:value="132">
            <text:p>1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19]*[.F10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19]+1" office:value-type="float" office:value="133">
            <text:p>1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20]*[.F10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0]+1" office:value-type="float" office:value="134">
            <text:p>1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21]*[.F10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1]+1" office:value-type="float" office:value="135">
            <text:p>1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22]*[.F10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2]+1" office:value-type="float" office:value="136">
            <text:p>1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23]*[.F10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3]+1" office:value-type="float" office:value="137">
            <text:p>137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4]*[.F10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4]+1" office:value-type="float" office:value="138">
            <text:p>138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5]*[.F10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5]+1" office:value-type="float" office:value="139">
            <text:p>139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6]*[.F10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6]+1" office:value-type="float" office:value="140">
            <text:p>14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7]*[.F10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7]+1" office:value-type="float" office:value="141">
            <text:p>141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8]*[.F10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8]+1" office:value-type="float" office:value="142">
            <text:p>142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29]*[.F10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29]+1" office:value-type="float" office:value="143">
            <text:p>143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30]*[.F10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30]+1" office:value-type="float" office:value="144">
            <text:p>144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31]*[.F10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31]+1" office:value-type="float" office:value="145">
            <text:p>14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32]*[.F10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Legends Awaken</text:p>
          </table:table-cell>
          <table:table-cell table:formula="of:=[.B1032]+1" office:value-type="float" office:value="146">
            <text:p>14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4" table:formula="of:=[.E1033]*[.F10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4]*[.F10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4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5]*[.F10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5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6]*[.F10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6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7]*[.F10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7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8]*[.F10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8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39]*[.F10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39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0]*[.F10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0]+1" office:value-type="float" office:value="8">
            <text:p>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1]*[.F104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1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2]*[.F10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2]+1" office:value-type="float" office:value="10">
            <text:p>10</text:p>
          </table:table-cell>
          <table:table-cell office:value-type="string">
            <text:p>Scepti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1043]*[.F1043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3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4]*[.F10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4]+1" office:value-type="float" office:value="12">
            <text:p>12</text:p>
          </table:table-cell>
          <table:table-cell office:value-type="string">
            <text:p>Abomasnow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45]*[.F1045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5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6]*[.F10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6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7]*[.F10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7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8]*[.F10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8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49]*[.F10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49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0]*[.F10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0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1]*[.F10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1]+1" office:value-type="float" office:value="19">
            <text:p>19</text:p>
          </table:table-cell>
          <table:table-cell office:value-type="string">
            <text:p>Gyrado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29">
            <text:p>$2.29</text:p>
          </table:table-cell>
          <table:table-cell table:number-columns-repeated="2"/>
          <table:table-cell table:style-name="ce4" table:formula="of:=[.E1052]*[.F1052]" office:value-type="currency" office:currency="USD" office:value="2.29">
            <text:p>$2.2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2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3]*[.F10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3]+1" office:value-type="float" office:value="21">
            <text:p>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4]*[.F10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4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5]*[.F10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5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6]*[.F10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6]+1" office:value-type="float" office:value="24">
            <text:p>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7]*[.F10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7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58]*[.F10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8]+1" office:value-type="float" office:value="26">
            <text:p>26</text:p>
          </table:table-cell>
          <table:table-cell office:value-type="string">
            <text:p>Skuntank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59]*[.F1059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59]+1" office:value-type="float" office:value="27">
            <text:p>27</text:p>
          </table:table-cell>
          <table:table-cell office:value-type="string">
            <text:p>Starapto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60]*[.F1060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0]+1" office:value-type="float" office:value="28">
            <text:p>2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1]*[.F106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1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2]*[.F10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2]+1" office:value-type="float" office:value="30">
            <text:p>30</text:p>
          </table:table-cell>
          <table:table-cell office:value-type="string">
            <text:p>Tyranita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63]*[.F1063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3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4]*[.F10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4]+1" office:value-type="float" office:value="32">
            <text:p>32</text:p>
          </table:table-cell>
          <table:table-cell office:value-type="string">
            <text:p>Bibare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065]*[.F1065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5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6]*[.F10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6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7]*[.F10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7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8]*[.F10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8]+1" office:value-type="float" office:value="36">
            <text:p>3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69]*[.F106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69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0]*[.F10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0]+1" office:value-type="float" office:value="38">
            <text:p>3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1]*[.F107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1]+1" office:value-type="float" office:value="39">
            <text:p>39</text:p>
          </table:table-cell>
          <table:table-cell office:value-type="string">
            <text:p>Grovyl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072]*[.F1072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2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3]*[.F10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3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4]*[.F10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4]+1" office:value-type="float" office:value="42">
            <text:p>42</text:p>
          </table:table-cell>
          <table:table-cell office:value-type="string">
            <text:p>Pupitar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75]*[.F1075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5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6]*[.F10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6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7]*[.F10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7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8]*[.F10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8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79]*[.F10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79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0]*[.F10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0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1]*[.F10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1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2]*[.F10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2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3]*[.F10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3]+1" office:value-type="float" office:value="51">
            <text:p>5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4]*[.F10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4]+1" office:value-type="float" office:value="52">
            <text:p>52</text:p>
          </table:table-cell>
          <table:table-cell office:value-type="string">
            <text:p>Staravia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085]*[.F1085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5]+1" office:value-type="float" office:value="53">
            <text:p>53</text:p>
          </table:table-cell>
          <table:table-cell office:value-type="string">
            <text:p>Bagon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86]*[.F1086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6]+1" office:value-type="float" office:value="54">
            <text:p>54</text:p>
          </table:table-cell>
          <table:table-cell office:value-type="string">
            <text:p>Bidoof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87]*[.F1087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7]+1" office:value-type="float" office:value="55">
            <text:p>5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8]*[.F108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8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89]*[.F10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89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0]*[.F10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0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1]*[.F10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1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2]*[.F10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2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3]*[.F10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3]+1" office:value-type="float" office:value="61">
            <text:p>61</text:p>
          </table:table-cell>
          <table:table-cell office:value-type="string">
            <text:p>Finneon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94]*[.F1094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4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5]*[.F10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5]+1" office:value-type="float" office:value="63">
            <text:p>63</text:p>
          </table:table-cell>
          <table:table-cell office:value-type="string">
            <text:p>Larvitar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96]*[.F1096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6]+1" office:value-type="float" office:value="64">
            <text:p>64</text:p>
          </table:table-cell>
          <table:table-cell office:value-type="string">
            <text:p>Machop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097]*[.F1097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7]+1" office:value-type="float" office:value="65">
            <text:p>65</text:p>
          </table:table-cell>
          <table:table-cell office:value-type="string">
            <text:p>Magikarp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">
            <text:p>$0.40</text:p>
          </table:table-cell>
          <table:table-cell table:number-columns-repeated="2"/>
          <table:table-cell table:style-name="ce4" table:formula="of:=[.E1098]*[.F1098]" office:value-type="currency" office:currency="USD" office:value="1.6">
            <text:p>$1.6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8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099]*[.F10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099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0]*[.F11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0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1]*[.F11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1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2]*[.F11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2]+1" office:value-type="float" office:value="70">
            <text:p>7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3]*[.F110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3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4]*[.F11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4]+1" office:value-type="float" office:value="72">
            <text:p>7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5]*[.F110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5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06]*[.F11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6]+1" office:value-type="float" office:value="74">
            <text:p>74</text:p>
          </table:table-cell>
          <table:table-cell office:value-type="string">
            <text:p>Snover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07]*[.F1107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7]+1" office:value-type="float" office:value="75">
            <text:p>75</text:p>
          </table:table-cell>
          <table:table-cell office:value-type="string">
            <text:p>Starly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08]*[.F1108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8]+1" office:value-type="float" office:value="76">
            <text:p>76</text:p>
          </table:table-cell>
          <table:table-cell office:value-type="string">
            <text:p>Stunky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09]*[.F1109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09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0]*[.F11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0]+1" office:value-type="float" office:value="78">
            <text:p>7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1]*[.F111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1]+1" office:value-type="float" office:value="79">
            <text:p>79</text:p>
          </table:table-cell>
          <table:table-cell office:value-type="string">
            <text:p>Treecko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12]*[.F1112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2]+1" office:value-type="float" office:value="80">
            <text:p>8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3]*[.F11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3]+1" office:value-type="float" office:value="81">
            <text:p>8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4]*[.F11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4]+1" office:value-type="float" office:value="82">
            <text:p>8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5]*[.F11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5]+1" office:value-type="float" office:value="83">
            <text:p>8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16]*[.F11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6]+1" office:value-type="float" office:value="84">
            <text:p>84</text:p>
          </table:table-cell>
          <table:table-cell office:value-type="string">
            <text:p>Energy Switch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1117]*[.F1117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7]+1" office:value-type="float" office:value="85">
            <text:p>85</text:p>
          </table:table-cell>
          <table:table-cell office:value-type="string">
            <text:p>Great Bal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18]*[.F1118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8]+1" office:value-type="float" office:value="86">
            <text:p>86</text:p>
          </table:table-cell>
          <table:table-cell office:value-type="string">
            <text:p>Luxury Bal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1.19">
            <text:p>$1.19</text:p>
          </table:table-cell>
          <table:table-cell table:number-columns-repeated="2"/>
          <table:table-cell table:style-name="ce4" table:formula="of:=[.E1119]*[.F1119]" office:value-type="currency" office:currency="USD" office:value="2.38">
            <text:p>$2.38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19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0]*[.F11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0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1]*[.F11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1]+1" office:value-type="float" office:value="89">
            <text:p>8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2]*[.F11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2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3]*[.F11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3]+1" office:value-type="float" office:value="91">
            <text:p>9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4]*[.F11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4]+1" office:value-type="float" office:value="92">
            <text:p>92</text:p>
          </table:table-cell>
          <table:table-cell office:value-type="string">
            <text:p>Potion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25]*[.F1125]" office:value-type="currency" office:currency="USD" office:value="3.12">
            <text:p>$3.12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5]+1" office:value-type="float" office:value="93">
            <text:p>93</text:p>
          </table:table-cell>
          <table:table-cell office:value-type="string">
            <text:p>Switch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26]*[.F1126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6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7]*[.F11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7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8]*[.F11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8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29]*[.F11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29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0]*[.F11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30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1]*[.F11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31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2]*[.F11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Stormfront</text:p>
          </table:table-cell>
          <table:table-cell table:formula="of:=[.B1132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3]*[.F11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4]*[.F11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4]+1" office:value-type="float" office:value="2">
            <text:p>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5]*[.F113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5]+1" office:value-type="float" office:value="3">
            <text:p>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6]*[.F11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6]+1" office:value-type="float" office:value="4">
            <text:p>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7]*[.F11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7]+1" office:value-type="float" office:value="5">
            <text:p>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8]*[.F11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8]+1" office:value-type="float" office:value="6">
            <text:p>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39]*[.F11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39]+1" office:value-type="float" office:value="7">
            <text:p>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0]*[.F11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0]+1" office:value-type="float" office:value="8">
            <text:p>8</text:p>
          </table:table-cell>
          <table:table-cell office:value-type="string">
            <text:p>Gardevoi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1141]*[.F1141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1]+1" office:value-type="float" office:value="9">
            <text:p>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2]*[.F11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2]+1" office:value-type="float" office:value="10">
            <text:p>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3]*[.F11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3]+1" office:value-type="float" office:value="11">
            <text:p>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4]*[.F11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4]+1" office:value-type="float" office:value="12">
            <text:p>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5]*[.F11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5]+1" office:value-type="float" office:value="13">
            <text:p>1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6]*[.F114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6]+1" office:value-type="float" office:value="14">
            <text:p>1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7]*[.F114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7]+1" office:value-type="float" office:value="15">
            <text:p>1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8]*[.F11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8]+1" office:value-type="float" office:value="16">
            <text:p>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49]*[.F11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49]+1" office:value-type="float" office:value="17">
            <text:p>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0]*[.F11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0]+1" office:value-type="float" office:value="18">
            <text:p>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1]*[.F11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1]+1" office:value-type="float" office:value="19">
            <text:p>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2]*[.F11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2]+1" office:value-type="float" office:value="20">
            <text:p>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3]*[.F11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3]+1" office:value-type="float" office:value="21">
            <text:p>21</text:p>
          </table:table-cell>
          <table:table-cell office:value-type="string">
            <text:p>Beautifly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54]*[.F115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4]+1" office:value-type="float" office:value="22">
            <text:p>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5]*[.F11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5]+1" office:value-type="float" office:value="23">
            <text:p>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6]*[.F11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6]+1" office:value-type="float" office:value="24">
            <text:p>24</text:p>
          </table:table-cell>
          <table:table-cell office:value-type="string">
            <text:p>Dugtrio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table:number-columns-repeated="2"/>
          <table:table-cell table:style-name="ce4" table:formula="of:=[.E1157]*[.F1157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7]+1" office:value-type="float" office:value="25">
            <text:p>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8]*[.F11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8]+1" office:value-type="float" office:value="26">
            <text:p>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59]*[.F11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59]+1" office:value-type="float" office:value="27">
            <text:p>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0]*[.F11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0]+1" office:value-type="float" office:value="28">
            <text:p>28</text:p>
          </table:table-cell>
          <table:table-cell office:value-type="string">
            <text:p>Giratina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61]*[.F1161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1]+1" office:value-type="float" office:value="29">
            <text:p>2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2]*[.F116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2]+1" office:value-type="float" office:value="30">
            <text:p>3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3]*[.F116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3]+1" office:value-type="float" office:value="31">
            <text:p>3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4]*[.F116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4]+1" office:value-type="float" office:value="32">
            <text:p>3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5]*[.F11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5]+1" office:value-type="float" office:value="33">
            <text:p>3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6]*[.F116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6]+1" office:value-type="float" office:value="34">
            <text:p>3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7]*[.F116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7]+1" office:value-type="float" office:value="35">
            <text:p>3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68]*[.F116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8]+1" office:value-type="float" office:value="36">
            <text:p>36</text:p>
          </table:table-cell>
          <table:table-cell office:value-type="string">
            <text:p>Ninetale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1169]*[.F1169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69]+1" office:value-type="float" office:value="37">
            <text:p>3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0]*[.F11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0]+1" office:value-type="float" office:value="38">
            <text:p>38</text:p>
          </table:table-cell>
          <table:table-cell office:value-type="string">
            <text:p>Shaymi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71]*[.F1171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1]+1" office:value-type="float" office:value="39">
            <text:p>3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2]*[.F11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2]+1" office:value-type="float" office:value="40">
            <text:p>4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3]*[.F11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3]+1" office:value-type="float" office:value="41">
            <text:p>4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4]*[.F11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4]+1" office:value-type="float" office:value="42">
            <text:p>4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5]*[.F117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5]+1" office:value-type="float" office:value="43">
            <text:p>4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6]*[.F117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6]+1" office:value-type="float" office:value="44">
            <text:p>4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7]*[.F117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7]+1" office:value-type="float" office:value="45">
            <text:p>4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8]*[.F11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8]+1" office:value-type="float" office:value="46">
            <text:p>4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79]*[.F11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79]+1" office:value-type="float" office:value="47">
            <text:p>4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0]*[.F11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0]+1" office:value-type="float" office:value="48">
            <text:p>4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1]*[.F118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1]+1" office:value-type="float" office:value="49">
            <text:p>4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2]*[.F11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2]+1" office:value-type="float" office:value="50">
            <text:p>5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3]*[.F11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3]+1" office:value-type="float" office:value="51">
            <text:p>51</text:p>
          </table:table-cell>
          <table:table-cell office:value-type="string">
            <text:p>Kirlia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84]*[.F1184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4]+1" office:value-type="float" office:value="52">
            <text:p>52</text:p>
          </table:table-cell>
          <table:table-cell office:value-type="string">
            <text:p>Lombr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85]*[.F1185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5]+1" office:value-type="float" office:value="53">
            <text:p>5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6]*[.F118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6]+1" office:value-type="float" office:value="54">
            <text:p>5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7]*[.F118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7]+1" office:value-type="float" office:value="55">
            <text:p>55</text:p>
          </table:table-cell>
          <table:table-cell office:value-type="string">
            <text:p>Mismagius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188]*[.F1188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8]+1" office:value-type="float" office:value="56">
            <text:p>5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89]*[.F118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89]+1" office:value-type="float" office:value="57">
            <text:p>5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0]*[.F119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0]+1" office:value-type="float" office:value="58">
            <text:p>5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1]*[.F119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1]+1" office:value-type="float" office:value="59">
            <text:p>5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2]*[.F119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2]+1" office:value-type="float" office:value="60">
            <text:p>6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3]*[.F119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3]+1" office:value-type="float" office:value="61">
            <text:p>6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4]*[.F119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4]+1" office:value-type="float" office:value="62">
            <text:p>6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5]*[.F119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5]+1" office:value-type="float" office:value="63">
            <text:p>63</text:p>
          </table:table-cell>
          <table:table-cell office:value-type="string">
            <text:p>Silcoon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196]*[.F1196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6]+1" office:value-type="float" office:value="64">
            <text:p>6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7]*[.F119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7]+1" office:value-type="float" office:value="65">
            <text:p>6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8]*[.F119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8]+1" office:value-type="float" office:value="66">
            <text:p>6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199]*[.F119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199]+1" office:value-type="float" office:value="67">
            <text:p>6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0]*[.F120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0]+1" office:value-type="float" office:value="68">
            <text:p>6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1]*[.F120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1]+1" office:value-type="float" office:value="69">
            <text:p>6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2]*[.F120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2]+1" office:value-type="float" office:value="70">
            <text:p>70</text:p>
          </table:table-cell>
          <table:table-cell office:value-type="string">
            <text:p>Chimchar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03]*[.F1203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3]+1" office:value-type="float" office:value="71">
            <text:p>7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4]*[.F120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4]+1" office:value-type="float" office:value="72">
            <text:p>72</text:p>
          </table:table-cell>
          <table:table-cell office:value-type="string">
            <text:p>Diglett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05]*[.F1205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5]+1" office:value-type="float" office:value="73">
            <text:p>7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6]*[.F120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6]+1" office:value-type="float" office:value="74">
            <text:p>7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7]*[.F120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7]+1" office:value-type="float" office:value="75">
            <text:p>7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8]*[.F120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8]+1" office:value-type="float" office:value="76">
            <text:p>7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09]*[.F12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09]+1" office:value-type="float" office:value="77">
            <text:p>7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0]*[.F12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0]+1" office:value-type="float" office:value="78">
            <text:p>78</text:p>
          </table:table-cell>
          <table:table-cell office:value-type="string">
            <text:p>Kricketot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table:number-columns-repeated="2"/>
          <table:table-cell table:style-name="ce4" table:formula="of:=[.E1211]*[.F1211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1]+1" office:value-type="float" office:value="79">
            <text:p>7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2]*[.F121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2]+1" office:value-type="float" office:value="80">
            <text:p>8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3]*[.F12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3]+1" office:value-type="float" office:value="81">
            <text:p>81</text:p>
          </table:table-cell>
          <table:table-cell office:value-type="string">
            <text:p>Lotad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14]*[.F1214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4]+1" office:value-type="float" office:value="82">
            <text:p>8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5]*[.F12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5]+1" office:value-type="float" office:value="83">
            <text:p>83</text:p>
          </table:table-cell>
          <table:table-cell office:value-type="string">
            <text:p>Misdreavus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16]*[.F1216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6]+1" office:value-type="float" office:value="84">
            <text:p>8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7]*[.F12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7]+1" office:value-type="float" office:value="85">
            <text:p>8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8]*[.F12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8]+1" office:value-type="float" office:value="86">
            <text:p>8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19]*[.F121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19]+1" office:value-type="float" office:value="87">
            <text:p>8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0]*[.F12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0]+1" office:value-type="float" office:value="88">
            <text:p>8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1]*[.F12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1]+1" office:value-type="float" office:value="89">
            <text:p>89</text:p>
          </table:table-cell>
          <table:table-cell office:value-type="string">
            <text:p>Ralts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22]*[.F1222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2]+1" office:value-type="float" office:value="90">
            <text:p>9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3]*[.F12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3]+1" office:value-type="float" office:value="91">
            <text:p>91</text:p>
          </table:table-cell>
          <table:table-cell office:value-type="string">
            <text:p>Riolu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24]*[.F1224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4]+1" office:value-type="float" office:value="92">
            <text:p>92</text:p>
          </table:table-cell>
          <table:table-cell office:value-type="string">
            <text:p>Shuppet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225]*[.F1225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5]+1" office:value-type="float" office:value="93">
            <text:p>9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6]*[.F12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6]+1" office:value-type="float" office:value="94">
            <text:p>9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7]*[.F12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7]+1" office:value-type="float" office:value="95">
            <text:p>9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8]*[.F122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8]+1" office:value-type="float" office:value="96">
            <text:p>9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29]*[.F122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29]+1" office:value-type="float" office:value="97">
            <text:p>9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0]*[.F12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0]+1" office:value-type="float" office:value="98">
            <text:p>9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1]*[.F12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1]+1" office:value-type="float" office:value="99">
            <text:p>9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2]*[.F123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2]+1" office:value-type="float" office:value="100">
            <text:p>10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3]*[.F123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3]+1" office:value-type="float" office:value="101">
            <text:p>10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4]*[.F12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4]+1" office:value-type="float" office:value="102">
            <text:p>102</text:p>
          </table:table-cell>
          <table:table-cell office:value-type="string">
            <text:p>Vulpix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35]*[.F1235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5]+1" office:value-type="float" office:value="103">
            <text:p>103</text:p>
          </table:table-cell>
          <table:table-cell office:value-type="string">
            <text:p>Wurmple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36]*[.F1236]" office:value-type="currency" office:currency="USD" office:value="1.56">
            <text:p>$1.56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6]+1" office:value-type="float" office:value="104">
            <text:p>10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7]*[.F123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7]+1" office:value-type="float" office:value="105">
            <text:p>10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8]*[.F12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8]+1" office:value-type="float" office:value="106">
            <text:p>10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39]*[.F12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39]+1" office:value-type="float" office:value="107">
            <text:p>10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0]*[.F12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0]+1" office:value-type="float" office:value="108">
            <text:p>108</text:p>
          </table:table-cell>
          <table:table-cell office:value-type="string">
            <text:p>Life Herb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table:number-columns-repeated="2"/>
          <table:table-cell table:style-name="ce4" table:formula="of:=[.E1241]*[.F1241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1]+1" office:value-type="float" office:value="109">
            <text:p>10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2]*[.F124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2]+1" office:value-type="float" office:value="110">
            <text:p>11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3]*[.F12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3]+1" office:value-type="float" office:value="111">
            <text:p>11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4]*[.F12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4]+1" office:value-type="float" office:value="112">
            <text:p>11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5]*[.F12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5]+1" office:value-type="float" office:value="113">
            <text:p>113</text:p>
          </table:table-cell>
          <table:table-cell office:value-type="string">
            <text:p>Poke Bal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table:number-columns-repeated="2"/>
          <table:table-cell table:style-name="ce4" table:formula="of:=[.E1246]*[.F1246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6]+1" office:value-type="float" office:value="114">
            <text:p>114</text:p>
          </table:table-cell>
          <table:table-cell office:value-type="string">
            <text:p>Pokedex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number-columns-repeated="2"/>
          <table:table-cell table:style-name="ce4" table:formula="of:=[.E1247]*[.F1247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7]+1" office:value-type="float" office:value="115">
            <text:p>115</text:p>
          </table:table-cell>
          <table:table-cell office:value-type="string">
            <text:p>Pokemon Rescue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number-columns-repeated="2"/>
          <table:table-cell table:style-name="ce4" table:formula="of:=[.E1248]*[.F1248]" office:value-type="currency" office:currency="USD" office:value="0.59">
            <text:p>$0.59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8]+1" office:value-type="float" office:value="116">
            <text:p>11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49]*[.F12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49]+1" office:value-type="float" office:value="117">
            <text:p>11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0]*[.F12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0]+1" office:value-type="float" office:value="118">
            <text:p>118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1]*[.F125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1]+1" office:value-type="float" office:value="119">
            <text:p>119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2]*[.F125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2]+1" office:value-type="float" office:value="120">
            <text:p>120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3]*[.F125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3]+1" office:value-type="float" office:value="121">
            <text:p>121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4]*[.F125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4]+1" office:value-type="float" office:value="122">
            <text:p>122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5]*[.F125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5]+1" office:value-type="float" office:value="123">
            <text:p>123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6]*[.F125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6]+1" office:value-type="float" office:value="124">
            <text:p>124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7]*[.F125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7]+1" office:value-type="float" office:value="125">
            <text:p>125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8]*[.F12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8]+1" office:value-type="float" office:value="126">
            <text:p>126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59]*[.F12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Platinum</text:p>
          </table:table-cell>
          <table:table-cell table:formula="of:=[.B1259]+1" office:value-type="float" office:value="127">
            <text:p>127</text:p>
          </table:table-cell>
          <table:table-cell table:number-columns-repeated="2"/>
          <table:table-cell table:number-columns-repeated="2"/>
          <table:table-cell table:number-columns-repeated="2"/>
          <table:table-cell table:style-name="ce4" table:formula="of:=[.E1260]*[.F12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SUM([.F2:.F1015])" office:value-type="currency" office:currency="USD" office:value="98.32">
            <text:p>$98.32</text:p>
          </table:table-cell>
          <table:table-cell/>
          <table:table-cell office:value-type="string">
            <text:p>Total:</text:p>
          </table:table-cell>
          <table:table-cell table:style-name="ce2" table:formula="of:=SUM([.I2:.I1015])" office:value-type="currency" office:currency="USD" office:value="177.43">
            <text:p>$177.4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 office:value-type="float" office:value="0.5">
            <text:p><text:s/>1/2</text:p>
          </table:table-cell>
          <table:table-cell table:style-name="ce5" table:formula="of:=[.I1261]/2" office:value-type="currency" office:currency="USD" office:value="88.7149999999999">
            <text:p>$88.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 office:value-type="float" office:value="0.333333333333333">
            <text:p><text:s/>1/3</text:p>
          </table:table-cell>
          <table:table-cell table:style-name="ce5" table:formula="of:=[.I1261]/3" office:value-type="currency" office:currency="USD" office:value="59.1433333333333">
            <text:p>$59.1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 office:value-type="float" office:value="0.25">
            <text:p><text:s/>1/4</text:p>
          </table:table-cell>
          <table:table-cell table:style-name="ce5" table:formula="of:=[.I1261]/4" office:value-type="currency" office:currency="USD" office:value="44.3575">
            <text:p>$44.36</text:p>
          </table:table-cell>
          <table:table-cell table:number-columns-repeated="1015"/>
        </table:table-row>
        <table:table-row table:style-name="ro1">
          <table:table-cell/>
          <table:table-cell/>
          <table:table-cell office:value-type="string">
            <text:p>181 cards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1">
          <table:table-cell office:value-type="string">
            <text:p>Base</text:p>
          </table:table-cell>
          <table:table-cell table:formula="of:=[.B1265]+1" office:value-type="float" office:value="1">
            <text:p>1</text:p>
          </table:table-cell>
          <table:table-cell office:value-type="string">
            <text:p>Pikachu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8.99">
            <text:p>$8.99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office:value-type="string">
            <text:p>Base</text:p>
          </table:table-cell>
          <table:table-cell table:formula="of:=[.B1266]+1" office:value-type="float" office:value="2">
            <text:p>2</text:p>
          </table:table-cell>
          <table:table-cell office:value-type="string">
            <text:p>Machamp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7.99">
            <text:p>$7.99</text:p>
          </table:table-cell>
          <table:table-cell table:number-columns-repeated="1018"/>
        </table:table-row>
        <table:table-row table:style-name="ro1">
          <table:table-cell office:value-type="string">
            <text:p>Fossil</text:p>
          </table:table-cell>
          <table:table-cell table:formula="of:=[.B1267]+1" office:value-type="float" office:value="3">
            <text:p>3</text:p>
          </table:table-cell>
          <table:table-cell office:value-type="string">
            <text:p>Genga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4.39">
            <text:p>$4.39</text:p>
          </table:table-cell>
          <table:table-cell table:number-columns-repeated="1018"/>
        </table:table-row>
        <table:table-row table:style-name="ro1">
          <table:table-cell office:value-type="string">
            <text:p>Fossil</text:p>
          </table:table-cell>
          <table:table-cell table:formula="of:=[.B1268]+1" office:value-type="float" office:value="4">
            <text:p>4</text:p>
          </table:table-cell>
          <table:table-cell office:value-type="string">
            <text:p>Articuno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table:style-name="ce1" office:value-type="float" office:value="4.29">
            <text:p>4.2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269]+1" office:value-type="float" office:value="5">
            <text:p>5</text:p>
          </table:table-cell>
          <table:table-cell office:value-type="string">
            <text:p>Zapdo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3.5">
            <text:p>$3.50</text:p>
          </table:table-cell>
          <table:table-cell table:number-columns-repeated="1018"/>
        </table:table-row>
        <table:table-row table:style-name="ro1">
          <table:table-cell office:value-type="string">
            <text:p>Expedition Base</text:p>
          </table:table-cell>
          <table:table-cell table:formula="of:=[.B1270]+1" office:value-type="float" office:value="6">
            <text:p>6</text:p>
          </table:table-cell>
          <table:table-cell office:value-type="string">
            <text:p>Clefab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69">
            <text:p>$2.69</text:p>
          </table:table-cell>
          <table:table-cell table:number-columns-repeated="1018"/>
        </table:table-row>
        <table:table-row table:style-name="ro1">
          <table:table-cell office:value-type="string">
            <text:p>Stormfront</text:p>
          </table:table-cell>
          <table:table-cell table:formula="of:=[.B1271]+1" office:value-type="float" office:value="7">
            <text:p>7</text:p>
          </table:table-cell>
          <table:table-cell office:value-type="string">
            <text:p>Gyrado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29">
            <text:p>$2.29</text:p>
          </table:table-cell>
          <table:table-cell table:number-columns-repeated="1018"/>
        </table:table-row>
        <table:table-row table:style-name="ro1">
          <table:table-cell office:value-type="string">
            <text:p>Jungle</text:p>
          </table:table-cell>
          <table:table-cell table:formula="of:=[.B1272]+1" office:value-type="float" office:value="8">
            <text:p>8</text:p>
          </table:table-cell>
          <table:table-cell office:value-type="string">
            <text:p>Scyth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49">
            <text:p>$1.49</text:p>
          </table:table-cell>
          <table:table-cell table:number-columns-repeated="1018"/>
        </table:table-row>
        <table:table-row table:style-name="ro1">
          <table:table-cell office:value-type="string">
            <text:p>Stormfront</text:p>
          </table:table-cell>
          <table:table-cell table:formula="of:=[.B1273]+1" office:value-type="float" office:value="9">
            <text:p>9</text:p>
          </table:table-cell>
          <table:table-cell office:value-type="string">
            <text:p>Luxury Ball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1.19">
            <text:p>$1.19</text:p>
          </table:table-cell>
          <table:table-cell table:number-columns-repeated="1018"/>
        </table:table-row>
        <table:table-row table:style-name="ro1">
          <table:table-cell office:value-type="string">
            <text:p>Fossil</text:p>
          </table:table-cell>
          <table:table-cell table:formula="of:=[.B1274]+1" office:value-type="float" office:value="10">
            <text:p>10</text:p>
          </table:table-cell>
          <table:table-cell office:value-type="string">
            <text:p>Dragonit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19">
            <text:p>$1.1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275]+1" office:value-type="float" office:value="11">
            <text:p>11</text:p>
          </table:table-cell>
          <table:table-cell office:value-type="string">
            <text:p>Professor Oak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1.09">
            <text:p>$1.0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276]+1" office:value-type="float" office:value="12">
            <text:p>12</text:p>
          </table:table-cell>
          <table:table-cell office:value-type="string">
            <text:p>Dewgong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277]+1" office:value-type="float" office:value="13">
            <text:p>13</text:p>
          </table:table-cell>
          <table:table-cell office:value-type="string">
            <text:p>Pokemon Breed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1018"/>
        </table:table-row>
        <table:table-row table:style-name="ro1">
          <table:table-cell office:value-type="string">
            <text:p>Jungle</text:p>
          </table:table-cell>
          <table:table-cell table:formula="of:=[.B1278]+1" office:value-type="float" office:value="14">
            <text:p>14</text:p>
          </table:table-cell>
          <table:table-cell office:value-type="string">
            <text:p>Clefab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09">
            <text:p>$1.09</text:p>
          </table:table-cell>
          <table:table-cell table:number-columns-repeated="1018"/>
        </table:table-row>
        <table:table-row table:style-name="ro1" table:number-rows-repeated="10472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ard_Box.A1:Card_Box.I12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16">
      <number:currency-symbol>$</number:currency-symbol>
      <number:number number:decimal-places="2" number:min-integer-digits="1" number:grouping="true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511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1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48Z</meta:creation-date>
    <dc:date>2015-05-21T12:33:28.56</dc:date>
    <meta:editing-cycles>33</meta:editing-cycles>
    <meta:editing-duration>PT1H19M51S</meta:editing-duration>
    <meta:document-statistic meta:table-count="1" meta:cell-count="6762" meta:object-count="0"/>
    <meta:user-defined meta:name="Info 1"/>
    <meta:user-defined meta:name="Info 2"/>
    <meta:user-defined meta:name="Info 3"/>
    <meta:user-defined meta:name="Info 4"/>
  </office:meta>
</office:document-meta>
</file>